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108.7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81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9.39pt" fo:break-before="auto" style:use-optimal-row-height="false"/>
    </style:style>
    <style:style style:name="ro3" style:family="table-row">
      <style:table-row-properties style:row-height="14.91pt" fo:break-before="auto" style:use-optimal-row-height="false"/>
    </style:style>
    <style:style style:name="ro4" style:family="table-row">
      <style:table-row-properties style:row-height="22.3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6.11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23.1pt" fo:break-before="auto" style:use-optimal-row-height="false"/>
    </style:style>
    <style:style style:name="ro10" style:family="table-row">
      <style:table-row-properties style:row-height="18.31pt" fo:break-before="auto" style:use-optimal-row-height="false"/>
    </style:style>
    <style:style style:name="ro11" style:family="table-row">
      <style:table-row-properties style:row-height="15.65pt" fo:break-before="auto" style:use-optimal-row-height="true"/>
    </style:style>
    <style:style style:name="ro12" style:family="table-row">
      <style:table-row-properties style:row-height="14.14pt" fo:break-before="auto" style:use-optimal-row-height="false"/>
    </style:style>
    <style:style style:name="ro13" style:family="table-row">
      <style:table-row-properties style:row-height="25.34pt" fo:break-before="auto" style:use-optimal-row-height="false"/>
    </style:style>
    <style:style style:name="ro14" style:family="table-row">
      <style:table-row-properties style:row-height="17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99"/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37"/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>
      <style:text-properties style:font-name="Liberation Sans" style:font-name-asian="Droid Sans Fallback" style:font-name-complex="FreeSans"/>
    </style:style>
    <style:style style:name="ce27" style:family="table-cell" style:parent-style-name="Default" style:data-style-name="N99"/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fo:color="#3c3c3c" style:font-name="Ubuntu" fo:font-size="6.40000009536743pt" fo:language="none" fo:country="none" fo:font-weight="normal" style:font-name-asian="Ubuntu" style:font-size-asian="6.40000009536743pt" style:language-asian="none" style:country-asian="none" style:font-weight-asian="normal" style:font-name-complex="Ubuntu" style:font-size-complex="6.40000009536743pt" style:language-complex="none" style:country-complex="none" style:font-weight-complex="normal"/>
    </style:style>
    <style:style style:name="ce19" style:family="table-cell" style:parent-style-name="Default" style:data-style-name="N100"/>
    <style:style style:name="ce20" style:family="table-cell" style:parent-style-name="Default" style:data-style-name="N0"/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none" fo:country="none"/>
    </style:style>
  </office:automatic-styles>
  <office:body>
    <office:spreadsheet>
      <table:table table:name="Sempl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7"/>
        <table:table-row table:style-name="ro1">
          <table:table-cell table:number-columns-repeated="4"/>
          <table:table-cell table:style-name="Default"/>
        </table:table-row>
        <table:table-row table:style-name="ro2">
          <table:table-cell/>
          <table:table-cell table:style-name="ce15" office:value-type="string" calcext:value-type="string">
            <text:p>SpreadML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24" table:number-columns-repeated="3"/>
        </table:table-row>
        <table:table-row table:style-name="ro1">
          <table:table-cell/>
          <table:table-cell table:style-name="ce22" office:value-type="string" calcext:value-type="string">
            <text:p>Test</text:p>
          </table:table-cell>
          <table:table-cell table:style-name="ce25" table:number-columns-repeated="3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style-name="ce22" office:value-type="string" calcext:value-type="string">
            <text:p>Classpath</text:p>
          </table:table-cell>
          <table:table-cell table:formula="of:=INFO.OBBA.OBBA.OBADDALLJARS(&quot;build&quot;;1)" office:value-type="string" office:string-value="/home/mattia/Desktop/pr2/build" calcext:value-type="string">
            <text:p>/home/mattia/Desktop/pr2/build</text:p>
          </table:table-cell>
          <table:table-cell/>
          <table:table-cell table:style-name="Default"/>
        </table:table-row>
        <table:table-row table:style-name="ro3">
          <table:table-cell table:number-columns-repeated="2"/>
          <table:table-cell table:formula="of:=INFO.OBBA.OBBA.OBADDALLJARS(&quot;libs&quot;;1)" office:value-type="string" office:string-value="/home/mattia/Desktop/pr2/libs" calcext:value-type="string">
            <text:p>/home/mattia/Desktop/pr2/libs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4">
          <table:table-cell/>
          <table:table-cell table:style-name="ce22"/>
          <table:table-cell/>
          <table:table-cell table:style-name="ce26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/>
          <table:table-cell table:style-name="ce22"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 table:number-rows-repeated="7">
          <table:table-cell/>
          <table:table-cell table:style-name="ce23"/>
          <table:table-cell table:number-columns-repeated="3"/>
        </table:table-row>
        <table:table-row table:style-name="ro1">
          <table:table-cell/>
          <table:table-cell table:style-name="ce23"/>
          <table:table-cell table:number-columns-repeated="3"/>
        </table:table-row>
      </table:table>
      <table:table table:name="Custom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row table:style-name="ro6">
          <table:table-cell table:style-name="ce22" office:value-type="string" calcext:value-type="string">
            <text:p>Working Directory</text:p>
          </table:table-cell>
          <table:table-cell table:formula="of:=INFO.OBBA.OBBA.OBADDALLJARS(&quot;build&quot;;1)" office:value-type="string" office:string-value="/home/mattia/Desktop/pr2/build" calcext:value-type="string">
            <text:p>/home/mattia/Desktop/pr2/build</text:p>
          </table:table-cell>
          <table:table-cell table:number-columns-repeated="2"/>
          <table:table-cell table:formula="of:=INFO.OBBA.OBBA.OBMAKE(&quot;wd&quot;;&quot;String&quot;;[.B1])" office:value-type="string" office:string-value="wd &#10;[7390]" calcext:value-type="string">
            <text:p>wd </text:p>
            <text:p>[7390]</text:p>
          </table:table-cell>
          <table:table-cell table:number-columns-repeated="8"/>
        </table:table-row>
        <table:table-row table:style-name="ro7">
          <table:table-cell table:style-name="ce22" office:value-type="string" calcext:value-type="string">
            <text:p>File</text:p>
          </table:table-cell>
          <table:table-cell office:value-type="string" calcext:value-type="string">
            <text:p>dataset.txt</text:p>
          </table:table-cell>
          <table:table-cell table:number-columns-repeated="2"/>
          <table:table-cell table:formula="of:=INFO.OBBA.OBBA.OBMAKE(&quot;fileName&quot;;&quot;String&quot;;[.B2])" office:value-type="string" office:string-value="fileName &#10;[7393]" calcext:value-type="string">
            <text:p>fileName </text:p>
            <text:p>[7393]</text:p>
          </table:table-cell>
          <table:table-cell table:number-columns-repeated="8"/>
        </table:table-row>
        <table:table-row table:style-name="ro7">
          <table:table-cell table:style-name="ce22" office:value-type="string" calcext:value-type="string">
            <text:p>DataSetLoader</text:p>
          </table:table-cell>
          <table:table-cell table:number-columns-repeated="3"/>
          <table:table-cell table:formula="of:=INFO.OBBA.OBBA.OBMAKE(&quot;dataSetLoader&quot;;&quot;it.unica.pr2.progetto2015.g48958_49008.custom.DataSetLoader&quot;)" office:value-type="string" office:string-value="dataSetLoader &#10;[7394]" calcext:value-type="string">
            <text:p>dataSetLoader </text:p>
            <text:p>[7394]</text:p>
          </table:table-cell>
          <table:table-cell table:number-columns-repeated="8"/>
        </table:table-row>
        <table:table-row table:style-name="ro5">
          <table:table-cell table:style-name="ce22"/>
          <table:table-cell table:number-columns-repeated="12"/>
        </table:table-row>
        <table:table-row table:style-name="ro4">
          <table:table-cell table:style-name="ce22" office:value-type="string" calcext:value-type="string">
            <text:p>Classifier</text:p>
          </table:table-cell>
          <table:table-cell office:value-type="string" calcext:value-type="string">
            <text:p>weka.classifiers.functions.MultilayerPerceptron</text:p>
          </table:table-cell>
          <table:table-cell table:number-columns-repeated="2"/>
          <table:table-cell table:formula="of:=INFO.OBBA.OBBA.OBMAKE(&quot;mlp&quot;;&quot;String&quot;;[.B5])" office:value-type="string" office:string-value="mlp &#10;[7397]" calcext:value-type="string">
            <text:p>mlp </text:p>
            <text:p>[7397]</text:p>
          </table:table-cell>
          <table:table-cell table:number-columns-repeated="8"/>
        </table:table-row>
        <table:table-row table:style-name="ro5">
          <table:table-cell table:style-name="ce22"/>
          <table:table-cell table:number-columns-repeated="12"/>
        </table:table-row>
        <table:table-row table:style-name="ro8">
          <table:table-cell table:style-name="ce16" office:value-type="string" calcext:value-type="string">
            <text:p>CustomObj</text:p>
          </table:table-cell>
          <table:table-cell table:number-columns-repeated="3"/>
          <table:table-cell table:formula="of:=INFO.OBBA.OBBA.OBMAKE(&quot;customObj&quot;;&quot;it.unica.pr2.progetto2015.g48958_49008.Custom&quot;)" office:value-type="string" office:string-value="customObj &#10;[7398]" calcext:value-type="string">
            <text:p>customObj </text:p>
            <text:p>[7398]</text:p>
          </table:table-cell>
          <table:table-cell table:number-columns-repeated="8"/>
        </table:table-row>
        <table:table-row table:style-name="ro9">
          <table:table-cell table:number-columns-repeated="13"/>
        </table:table-row>
        <table:table-row table:style-name="ro9">
          <table:table-cell table:style-name="ce17" office:value-type="string" calcext:value-type="string">
            <text:p>Training Set</text:p>
          </table:table-cell>
          <table:table-cell table:number-columns-repeated="12"/>
        </table:table-row>
        <table:table-row table:style-name="ro9">
          <table:table-cell table:style-name="ce22" office:value-type="string" calcext:value-type="string">
            <text:p>Offse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NFO.OBBA.OBBA.OBMAKE(&quot;offset&quot;;&quot;Integer&quot;;[.B10])" office:value-type="string" office:string-value="offset &#10;[7392]" calcext:value-type="string">
            <text:p>offset </text:p>
            <text:p>[7392]</text:p>
          </table:table-cell>
          <table:table-cell table:number-columns-repeated="8"/>
        </table:table-row>
        <table:table-row table:style-name="ro6">
          <table:table-cell table:style-name="ce22" office:value-type="string" calcext:value-type="string">
            <text:p>Row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INFO.OBBA.OBBA.OBMAKE(&quot;length&quot;;&quot;Integer&quot;;[.B11])" office:value-type="string" office:string-value="length &#10;[7391]" calcext:value-type="string">
            <text:p>length </text:p>
            <text:p>[7391]</text:p>
          </table:table-cell>
          <table:table-cell table:number-columns-repeated="8"/>
        </table:table-row>
        <table:table-row table:style-name="ro10">
          <table:table-cell table:number-columns-repeated="13"/>
        </table:table-row>
        <table:table-row table:style-name="ro9">
          <table:table-cell table:style-name="ce22" office:value-type="string" calcext:value-type="string">
            <text:p>TrainingSetTable</text:p>
          </table:table-cell>
          <table:table-cell table:formula="of:=INFO.OBBA.OBBA.OBCALL(&quot;trainingSetTable&quot;;[.E3];&quot;execute&quot;;[.E2];[.E10];[.E11];[.E1])" office:value-type="string" office:string-value="trainingSetTable &#10;[7395]" calcext:value-type="string">
            <text:p>trainingSetTable </text:p>
            <text:p>[7395]</text:p>
          </table:table-cell>
          <table:table-cell table:number-columns-repeated="11"/>
        </table:table-row>
        <table:table-row table:style-name="ro9">
          <table:table-cell table:style-name="ce22" office:value-type="string" calcext:value-type="string">
            <text:p>LabelsMap</text:p>
          </table:table-cell>
          <table:table-cell table:formula="of:=INFO.OBBA.OBBA.OBMAKE(&quot;labels&quot;;&quot;String[]&quot;;[.A16:.C16])" office:value-type="string" office:string-value="labels &#10;[7396]" calcext:value-type="string">
            <text:p>labels </text:p>
            <text:p>[7396]</text:p>
          </table:table-cell>
          <table:table-cell table:number-columns-repeated="11"/>
        </table:table-row>
        <table:table-row table:style-name="ro9">
          <table:table-cell table:style-name="ce22"/>
          <table:table-cell table:number-columns-repeated="12"/>
        </table:table-row>
        <table:table-row table:style-name="ro5">
          <table:table-cell table:style-name="ce22" office:value-type="string" calcext:value-type="string">
            <text:p>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5">
          <table:table-cell table:style-name="ce18"/>
          <table:table-cell table:style-name="ce22" table:number-columns-repeated="10"/>
          <table:table-cell table:number-columns-repeated="2"/>
        </table:table-row>
        <table:table-row table:style-name="ro3">
          <table:table-cell table:style-name="ce22" table:number-matrix-columns-spanned="11" table:number-matrix-rows-spanned="50" table:formula="of:=INFO.OBBA.OBBA.OBGET([.B13])" office:value-type="string" office:string-value="radius" calcext:value-type="string">
            <text:p>radius</text:p>
          </table:table-cell>
          <table:table-cell table:style-name="ce22" office:value-type="string" office:string-value="texture" calcext:value-type="string">
            <text:p>texture</text:p>
          </table:table-cell>
          <table:table-cell table:style-name="ce22" office:value-type="string" office:string-value="perimeter" calcext:value-type="string">
            <text:p>perimeter</text:p>
          </table:table-cell>
          <table:table-cell table:style-name="ce22" office:value-type="string" office:string-value="area" calcext:value-type="string">
            <text:p>area</text:p>
          </table:table-cell>
          <table:table-cell table:style-name="ce22" office:value-type="string" office:string-value="smoothness" calcext:value-type="string">
            <text:p>smoothness</text:p>
          </table:table-cell>
          <table:table-cell table:style-name="ce22" office:value-type="string" office:string-value="compactness" calcext:value-type="string">
            <text:p>compactness</text:p>
          </table:table-cell>
          <table:table-cell table:style-name="ce22" office:value-type="string" office:string-value="concavity" calcext:value-type="string">
            <text:p>concavity</text:p>
          </table:table-cell>
          <table:table-cell table:style-name="ce22" office:value-type="string" office:string-value="concave points" calcext:value-type="string">
            <text:p>concave points</text:p>
          </table:table-cell>
          <table:table-cell table:style-name="ce22" office:value-type="string" office:string-value="symmetry" calcext:value-type="string">
            <text:p>symmetry</text:p>
          </table:table-cell>
          <table:table-cell table:style-name="ce22" office:value-type="string" office:string-value="fractal dimension" calcext:value-type="string">
            <text:p>fractal dimension</text:p>
          </table:table-cell>
          <table:table-cell table:style-name="ce22" office:value-type="string" office:string-value="class" calcext:value-type="string">
            <text:p>class</text:p>
          </table:table-cell>
          <table:table-cell table:number-columns-repeated="2"/>
        </table:table-row>
        <table:table-row table:style-name="ro5">
          <table:table-cell office:value-type="string" office:string-value="11.76" calcext:value-type="string">
            <text:p>11.76</text:p>
          </table:table-cell>
          <table:table-cell office:value-type="string" office:string-value="18.14" calcext:value-type="string">
            <text:p>18.14</text:p>
          </table:table-cell>
          <table:table-cell office:value-type="string" office:string-value="75" calcext:value-type="string">
            <text:p>75</text:p>
          </table:table-cell>
          <table:table-cell office:value-type="string" office:string-value="431.1" calcext:value-type="string">
            <text:p>431.1</text:p>
          </table:table-cell>
          <table:table-cell office:value-type="string" office:string-value="0.09968" calcext:value-type="string">
            <text:p>0.09968</text:p>
          </table:table-cell>
          <table:table-cell office:value-type="string" office:string-value="0.05914" calcext:value-type="string">
            <text:p>0.05914</text:p>
          </table:table-cell>
          <table:table-cell office:value-type="string" office:string-value="0.02685" calcext:value-type="string">
            <text:p>0.02685</text:p>
          </table:table-cell>
          <table:table-cell office:value-type="string" office:string-value="0.03515" calcext:value-type="string">
            <text:p>0.03515</text:p>
          </table:table-cell>
          <table:table-cell office:value-type="string" office:string-value="0.1619" calcext:value-type="string">
            <text:p>0.1619</text:p>
          </table:table-cell>
          <table:table-cell office:value-type="string" office:string-value="0.06287" calcext:value-type="string">
            <text:p>0.06287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5.08" calcext:value-type="string">
            <text:p>15.08</text:p>
          </table:table-cell>
          <table:table-cell office:value-type="string" office:string-value="25.74" calcext:value-type="string">
            <text:p>25.74</text:p>
          </table:table-cell>
          <table:table-cell office:value-type="string" office:string-value="98" calcext:value-type="string">
            <text:p>98</text:p>
          </table:table-cell>
          <table:table-cell office:value-type="string" office:string-value="716.6" calcext:value-type="string">
            <text:p>716.6</text:p>
          </table:table-cell>
          <table:table-cell office:value-type="string" office:string-value="0.1024" calcext:value-type="string">
            <text:p>0.1024</text:p>
          </table:table-cell>
          <table:table-cell office:value-type="string" office:string-value="0.09769" calcext:value-type="string">
            <text:p>0.09769</text:p>
          </table:table-cell>
          <table:table-cell office:value-type="string" office:string-value="0.1235" calcext:value-type="string">
            <text:p>0.1235</text:p>
          </table:table-cell>
          <table:table-cell office:value-type="string" office:string-value="0.06553" calcext:value-type="string">
            <text:p>0.06553</text:p>
          </table:table-cell>
          <table:table-cell office:value-type="string" office:string-value="0.1647" calcext:value-type="string">
            <text:p>0.1647</text:p>
          </table:table-cell>
          <table:table-cell office:value-type="string" office:string-value="0.06464" calcext:value-type="string">
            <text:p>0.06464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1.22" calcext:value-type="string">
            <text:p>11.22</text:p>
          </table:table-cell>
          <table:table-cell office:value-type="string" office:string-value="19.86" calcext:value-type="string">
            <text:p>19.86</text:p>
          </table:table-cell>
          <table:table-cell office:value-type="string" office:string-value="71.94" calcext:value-type="string">
            <text:p>71.94</text:p>
          </table:table-cell>
          <table:table-cell office:value-type="string" office:string-value="387.3" calcext:value-type="string">
            <text:p>387.3</text:p>
          </table:table-cell>
          <table:table-cell office:value-type="string" office:string-value="0.1054" calcext:value-type="string">
            <text:p>0.1054</text:p>
          </table:table-cell>
          <table:table-cell office:value-type="string" office:string-value="0.06779" calcext:value-type="string">
            <text:p>0.06779</text:p>
          </table:table-cell>
          <table:table-cell office:value-type="string" office:string-value="0.005006" calcext:value-type="string">
            <text:p>0.005006</text:p>
          </table:table-cell>
          <table:table-cell office:value-type="string" office:string-value="0.007583" calcext:value-type="string">
            <text:p>0.007583</text:p>
          </table:table-cell>
          <table:table-cell office:value-type="string" office:string-value="0.194" calcext:value-type="string">
            <text:p>0.194</text:p>
          </table:table-cell>
          <table:table-cell office:value-type="string" office:string-value="0.06028" calcext:value-type="string">
            <text:p>0.06028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3.28" calcext:value-type="string">
            <text:p>13.28</text:p>
          </table:table-cell>
          <table:table-cell table:style-name="ce19" office:value-type="string" office:string-value="13.72" calcext:value-type="string">
            <text:p>13.72</text:p>
          </table:table-cell>
          <table:table-cell table:style-name="ce19" office:value-type="string" office:string-value="85.79" calcext:value-type="string">
            <text:p>85.79</text:p>
          </table:table-cell>
          <table:table-cell office:value-type="string" office:string-value="541.8" calcext:value-type="string">
            <text:p>541.8</text:p>
          </table:table-cell>
          <table:table-cell table:style-name="ce19" office:value-type="string" office:string-value="0.08363" calcext:value-type="string">
            <text:p>0.08363</text:p>
          </table:table-cell>
          <table:table-cell table:style-name="ce19" office:value-type="string" office:string-value="0.08575" calcext:value-type="string">
            <text:p>0.08575</text:p>
          </table:table-cell>
          <table:table-cell table:style-name="ce19" office:value-type="string" office:string-value="0.05077" calcext:value-type="string">
            <text:p>0.05077</text:p>
          </table:table-cell>
          <table:table-cell table:style-name="ce19" office:value-type="string" office:string-value="0.02864" calcext:value-type="string">
            <text:p>0.02864</text:p>
          </table:table-cell>
          <table:table-cell table:style-name="ce19" office:value-type="string" office:string-value="0.1617" calcext:value-type="string">
            <text:p>0.1617</text:p>
          </table:table-cell>
          <table:table-cell table:style-name="ce19" office:value-type="string" office:string-value="0.05594" calcext:value-type="string">
            <text:p>0.05594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7.76" calcext:value-type="string">
            <text:p>7.76</text:p>
          </table:table-cell>
          <table:table-cell table:style-name="ce19" office:value-type="string" office:string-value="24.54" calcext:value-type="string">
            <text:p>24.54</text:p>
          </table:table-cell>
          <table:table-cell table:style-name="ce19" office:value-type="string" office:string-value="47.92" calcext:value-type="string">
            <text:p>47.92</text:p>
          </table:table-cell>
          <table:table-cell office:value-type="string" office:string-value="181" calcext:value-type="string">
            <text:p>181</text:p>
          </table:table-cell>
          <table:table-cell table:style-name="ce19" office:value-type="string" office:string-value="0.05263" calcext:value-type="string">
            <text:p>0.05263</text:p>
          </table:table-cell>
          <table:table-cell table:style-name="ce19" office:value-type="string" office:string-value="0.04362" calcext:value-type="string">
            <text:p>0.04362</text:p>
          </table:table-cell>
          <table:table-cell table:style-name="ce19" office:value-type="string" office:string-value="0" calcext:value-type="string">
            <text:p>0</text:p>
          </table:table-cell>
          <table:table-cell table:style-name="ce19" office:value-type="string" office:string-value="0" calcext:value-type="string">
            <text:p>0</text:p>
          </table:table-cell>
          <table:table-cell table:style-name="ce19" office:value-type="string" office:string-value="0.1587" calcext:value-type="string">
            <text:p>0.1587</text:p>
          </table:table-cell>
          <table:table-cell table:style-name="ce19" office:value-type="string" office:string-value="0.05884" calcext:value-type="string">
            <text:p>0.05884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9.16" calcext:value-type="string">
            <text:p>19.16</text:p>
          </table:table-cell>
          <table:table-cell table:style-name="ce19" office:value-type="string" office:string-value="26.6" calcext:value-type="string">
            <text:p>26.6</text:p>
          </table:table-cell>
          <table:table-cell table:style-name="ce19" office:value-type="string" office:string-value="126.2" calcext:value-type="string">
            <text:p>126.2</text:p>
          </table:table-cell>
          <table:table-cell table:style-name="ce19" office:value-type="string" office:string-value="1138" calcext:value-type="string">
            <text:p>1138</text:p>
          </table:table-cell>
          <table:table-cell table:style-name="ce19" office:value-type="string" office:string-value="0.102" calcext:value-type="string">
            <text:p>0.102</text:p>
          </table:table-cell>
          <table:table-cell table:style-name="ce19" office:value-type="string" office:string-value="0.1453" calcext:value-type="string">
            <text:p>0.1453</text:p>
          </table:table-cell>
          <table:table-cell table:style-name="ce19" office:value-type="string" office:string-value="0.1921" calcext:value-type="string">
            <text:p>0.1921</text:p>
          </table:table-cell>
          <table:table-cell table:style-name="ce19" office:value-type="string" office:string-value="0.09664" calcext:value-type="string">
            <text:p>0.09664</text:p>
          </table:table-cell>
          <table:table-cell table:style-name="ce19" office:value-type="string" office:string-value="0.1902" calcext:value-type="string">
            <text:p>0.1902</text:p>
          </table:table-cell>
          <table:table-cell table:style-name="ce19" office:value-type="string" office:string-value="0.0622" calcext:value-type="string">
            <text:p>0.0622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2.87" calcext:value-type="string">
            <text:p>12.87</text:p>
          </table:table-cell>
          <table:table-cell table:style-name="ce19" office:value-type="string" office:string-value="19.54" calcext:value-type="string">
            <text:p>19.54</text:p>
          </table:table-cell>
          <table:table-cell table:style-name="ce19" office:value-type="string" office:string-value="82.67" calcext:value-type="string">
            <text:p>82.67</text:p>
          </table:table-cell>
          <table:table-cell table:style-name="ce19" office:value-type="string" office:string-value="509.2" calcext:value-type="string">
            <text:p>509.2</text:p>
          </table:table-cell>
          <table:table-cell table:style-name="ce19" office:value-type="string" office:string-value="0.09136" calcext:value-type="string">
            <text:p>0.09136</text:p>
          </table:table-cell>
          <table:table-cell table:style-name="ce19" office:value-type="string" office:string-value="0.07883" calcext:value-type="string">
            <text:p>0.07883</text:p>
          </table:table-cell>
          <table:table-cell table:style-name="ce19" office:value-type="string" office:string-value="0.01797" calcext:value-type="string">
            <text:p>0.01797</text:p>
          </table:table-cell>
          <table:table-cell table:style-name="ce19" office:value-type="string" office:string-value="0.0209" calcext:value-type="string">
            <text:p>0.0209</text:p>
          </table:table-cell>
          <table:table-cell table:style-name="ce19" office:value-type="string" office:string-value="0.1861" calcext:value-type="string">
            <text:p>0.1861</text:p>
          </table:table-cell>
          <table:table-cell table:style-name="ce19" office:value-type="string" office:string-value="0.06347" calcext:value-type="string">
            <text:p>0.06347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9.876" calcext:value-type="string">
            <text:p>9.876</text:p>
          </table:table-cell>
          <table:table-cell table:style-name="ce19" office:value-type="string" office:string-value="19.4" calcext:value-type="string">
            <text:p>19.4</text:p>
          </table:table-cell>
          <table:table-cell table:style-name="ce19" office:value-type="string" office:string-value="63.95" calcext:value-type="string">
            <text:p>63.95</text:p>
          </table:table-cell>
          <table:table-cell table:style-name="ce19" office:value-type="string" office:string-value="298.3" calcext:value-type="string">
            <text:p>298.3</text:p>
          </table:table-cell>
          <table:table-cell table:style-name="ce19" office:value-type="string" office:string-value="0.1005" calcext:value-type="string">
            <text:p>0.1005</text:p>
          </table:table-cell>
          <table:table-cell table:style-name="ce19" office:value-type="string" office:string-value="0.09697" calcext:value-type="string">
            <text:p>0.09697</text:p>
          </table:table-cell>
          <table:table-cell table:style-name="ce19" office:value-type="string" office:string-value="0.06154" calcext:value-type="string">
            <text:p>0.06154</text:p>
          </table:table-cell>
          <table:table-cell table:style-name="ce19" office:value-type="string" office:string-value="0.03029" calcext:value-type="string">
            <text:p>0.03029</text:p>
          </table:table-cell>
          <table:table-cell table:style-name="ce19" office:value-type="string" office:string-value="0.1945" calcext:value-type="string">
            <text:p>0.1945</text:p>
          </table:table-cell>
          <table:table-cell table:style-name="ce19" office:value-type="string" office:string-value="0.06322" calcext:value-type="string">
            <text:p>0.06322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3.66" calcext:value-type="string">
            <text:p>13.66</text:p>
          </table:table-cell>
          <table:table-cell table:style-name="ce19" office:value-type="string" office:string-value="19.13" calcext:value-type="string">
            <text:p>19.13</text:p>
          </table:table-cell>
          <table:table-cell table:style-name="ce19" office:value-type="string" office:string-value="89.46" calcext:value-type="string">
            <text:p>89.46</text:p>
          </table:table-cell>
          <table:table-cell table:style-name="ce19" office:value-type="string" office:string-value="575.3" calcext:value-type="string">
            <text:p>575.3</text:p>
          </table:table-cell>
          <table:table-cell table:style-name="ce19" office:value-type="string" office:string-value="0.09057" calcext:value-type="string">
            <text:p>0.09057</text:p>
          </table:table-cell>
          <table:table-cell table:style-name="ce19" office:value-type="string" office:string-value="0.1147" calcext:value-type="string">
            <text:p>0.1147</text:p>
          </table:table-cell>
          <table:table-cell table:style-name="ce19" office:value-type="string" office:string-value="0.09657" calcext:value-type="string">
            <text:p>0.09657</text:p>
          </table:table-cell>
          <table:table-cell table:style-name="ce19" office:value-type="string" office:string-value="0.04812" calcext:value-type="string">
            <text:p>0.04812</text:p>
          </table:table-cell>
          <table:table-cell table:style-name="ce19" office:value-type="string" office:string-value="0.1848" calcext:value-type="string">
            <text:p>0.1848</text:p>
          </table:table-cell>
          <table:table-cell table:style-name="ce19" office:value-type="string" office:string-value="0.06181" calcext:value-type="string">
            <text:p>0.06181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7.05" calcext:value-type="string">
            <text:p>17.05</text:p>
          </table:table-cell>
          <table:table-cell table:style-name="ce19" office:value-type="string" office:string-value="19.08" calcext:value-type="string">
            <text:p>19.08</text:p>
          </table:table-cell>
          <table:table-cell table:style-name="ce19" office:value-type="string" office:string-value="113.4" calcext:value-type="string">
            <text:p>113.4</text:p>
          </table:table-cell>
          <table:table-cell table:style-name="ce19" office:value-type="string" office:string-value="895" calcext:value-type="string">
            <text:p>895</text:p>
          </table:table-cell>
          <table:table-cell table:style-name="ce19" office:value-type="string" office:string-value="0.1141" calcext:value-type="string">
            <text:p>0.1141</text:p>
          </table:table-cell>
          <table:table-cell table:style-name="ce19" office:value-type="string" office:string-value="0.1572" calcext:value-type="string">
            <text:p>0.1572</text:p>
          </table:table-cell>
          <table:table-cell table:style-name="ce19" office:value-type="string" office:string-value="0.191" calcext:value-type="string">
            <text:p>0.191</text:p>
          </table:table-cell>
          <table:table-cell table:style-name="ce19" office:value-type="string" office:string-value="0.109" calcext:value-type="string">
            <text:p>0.109</text:p>
          </table:table-cell>
          <table:table-cell table:style-name="ce19" office:value-type="string" office:string-value="0.2131" calcext:value-type="string">
            <text:p>0.2131</text:p>
          </table:table-cell>
          <table:table-cell table:style-name="ce19" office:value-type="string" office:string-value="0.06325" calcext:value-type="string">
            <text:p>0.06325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2.88" calcext:value-type="string">
            <text:p>12.88</text:p>
          </table:table-cell>
          <table:table-cell table:style-name="ce19" office:value-type="string" office:string-value="18.22" calcext:value-type="string">
            <text:p>18.22</text:p>
          </table:table-cell>
          <table:table-cell table:style-name="ce19" office:value-type="string" office:string-value="84.45" calcext:value-type="string">
            <text:p>84.45</text:p>
          </table:table-cell>
          <table:table-cell table:style-name="ce19" office:value-type="string" office:string-value="493.1" calcext:value-type="string">
            <text:p>493.1</text:p>
          </table:table-cell>
          <table:table-cell table:style-name="ce19" office:value-type="string" office:string-value="0.1218" calcext:value-type="string">
            <text:p>0.1218</text:p>
          </table:table-cell>
          <table:table-cell table:style-name="ce19" office:value-type="string" office:string-value="0.1661" calcext:value-type="string">
            <text:p>0.1661</text:p>
          </table:table-cell>
          <table:table-cell table:style-name="ce19" office:value-type="string" office:string-value="0.04825" calcext:value-type="string">
            <text:p>0.04825</text:p>
          </table:table-cell>
          <table:table-cell table:style-name="ce19" office:value-type="string" office:string-value="0.05303" calcext:value-type="string">
            <text:p>0.05303</text:p>
          </table:table-cell>
          <table:table-cell table:style-name="ce19" office:value-type="string" office:string-value="0.1709" calcext:value-type="string">
            <text:p>0.1709</text:p>
          </table:table-cell>
          <table:table-cell table:style-name="ce19" office:value-type="string" office:string-value="0.07253" calcext:value-type="string">
            <text:p>0.07253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9.8" calcext:value-type="string">
            <text:p>19.8</text:p>
          </table:table-cell>
          <table:table-cell table:style-name="ce19" office:value-type="string" office:string-value="21.56" calcext:value-type="string">
            <text:p>21.56</text:p>
          </table:table-cell>
          <table:table-cell table:style-name="ce19" office:value-type="string" office:string-value="129.7" calcext:value-type="string">
            <text:p>129.7</text:p>
          </table:table-cell>
          <table:table-cell table:style-name="ce19" office:value-type="string" office:string-value="1230" calcext:value-type="string">
            <text:p>1230</text:p>
          </table:table-cell>
          <table:table-cell table:style-name="ce19" office:value-type="string" office:string-value="0.09383" calcext:value-type="string">
            <text:p>0.09383</text:p>
          </table:table-cell>
          <table:table-cell table:style-name="ce19" office:value-type="string" office:string-value="0.1306" calcext:value-type="string">
            <text:p>0.1306</text:p>
          </table:table-cell>
          <table:table-cell table:style-name="ce19" office:value-type="string" office:string-value="0.1272" calcext:value-type="string">
            <text:p>0.1272</text:p>
          </table:table-cell>
          <table:table-cell table:style-name="ce19" office:value-type="string" office:string-value="0.08691" calcext:value-type="string">
            <text:p>0.08691</text:p>
          </table:table-cell>
          <table:table-cell office:value-type="string" office:string-value="0.2094" calcext:value-type="string">
            <text:p>0.2094</text:p>
          </table:table-cell>
          <table:table-cell table:style-name="ce19" office:value-type="string" office:string-value="0.05581" calcext:value-type="string">
            <text:p>0.05581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1.71" calcext:value-type="string">
            <text:p>11.71</text:p>
          </table:table-cell>
          <table:table-cell table:style-name="ce19" office:value-type="string" office:string-value="15.45" calcext:value-type="string">
            <text:p>15.45</text:p>
          </table:table-cell>
          <table:table-cell table:style-name="ce19" office:value-type="string" office:string-value="75.03" calcext:value-type="string">
            <text:p>75.03</text:p>
          </table:table-cell>
          <table:table-cell table:style-name="ce19" office:value-type="string" office:string-value="420.3" calcext:value-type="string">
            <text:p>420.3</text:p>
          </table:table-cell>
          <table:table-cell table:style-name="ce19" office:value-type="string" office:string-value="0.115" calcext:value-type="string">
            <text:p>0.115</text:p>
          </table:table-cell>
          <table:table-cell table:style-name="ce19" office:value-type="string" office:string-value="0.07281" calcext:value-type="string">
            <text:p>0.07281</text:p>
          </table:table-cell>
          <table:table-cell table:style-name="ce19" office:value-type="string" office:string-value="0.04006" calcext:value-type="string">
            <text:p>0.04006</text:p>
          </table:table-cell>
          <table:table-cell table:style-name="ce19" office:value-type="string" office:string-value="0.0325" calcext:value-type="string">
            <text:p>0.0325</text:p>
          </table:table-cell>
          <table:table-cell table:style-name="ce19" office:value-type="string" office:string-value="0.2009" calcext:value-type="string">
            <text:p>0.2009</text:p>
          </table:table-cell>
          <table:table-cell table:style-name="ce19" office:value-type="string" office:string-value="0.06506" calcext:value-type="string">
            <text:p>0.06506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1.93" calcext:value-type="string">
            <text:p>11.93</text:p>
          </table:table-cell>
          <table:table-cell table:style-name="ce19" office:value-type="string" office:string-value="21.53" calcext:value-type="string">
            <text:p>21.53</text:p>
          </table:table-cell>
          <table:table-cell table:style-name="ce19" office:value-type="string" office:string-value="76.53" calcext:value-type="string">
            <text:p>76.53</text:p>
          </table:table-cell>
          <table:table-cell table:style-name="ce19" office:value-type="string" office:string-value="438.6" calcext:value-type="string">
            <text:p>438.6</text:p>
          </table:table-cell>
          <table:table-cell table:style-name="ce19" office:value-type="string" office:string-value="0.09768" calcext:value-type="string">
            <text:p>0.09768</text:p>
          </table:table-cell>
          <table:table-cell table:style-name="ce19" office:value-type="string" office:string-value="0.07849" calcext:value-type="string">
            <text:p>0.07849</text:p>
          </table:table-cell>
          <table:table-cell table:style-name="ce19" office:value-type="string" office:string-value="0.03328" calcext:value-type="string">
            <text:p>0.03328</text:p>
          </table:table-cell>
          <table:table-cell table:style-name="ce19" office:value-type="string" office:string-value="0.02008" calcext:value-type="string">
            <text:p>0.02008</text:p>
          </table:table-cell>
          <table:table-cell table:style-name="ce19" office:value-type="string" office:string-value="0.1688" calcext:value-type="string">
            <text:p>0.1688</text:p>
          </table:table-cell>
          <table:table-cell table:style-name="ce19" office:value-type="string" office:string-value="0.06194" calcext:value-type="string">
            <text:p>0.06194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table:style-name="ce19" office:value-type="string" office:string-value="10.66" calcext:value-type="string">
            <text:p>10.66</text:p>
          </table:table-cell>
          <table:table-cell table:style-name="ce19" office:value-type="string" office:string-value="15.15" calcext:value-type="string">
            <text:p>15.15</text:p>
          </table:table-cell>
          <table:table-cell table:style-name="ce19" office:value-type="string" office:string-value="67.49" calcext:value-type="string">
            <text:p>67.49</text:p>
          </table:table-cell>
          <table:table-cell office:value-type="string" office:string-value="349.6" calcext:value-type="string">
            <text:p>349.6</text:p>
          </table:table-cell>
          <table:table-cell table:style-name="ce19" office:value-type="string" office:string-value="0.08792" calcext:value-type="string">
            <text:p>0.08792</text:p>
          </table:table-cell>
          <table:table-cell table:style-name="ce19" office:value-type="string" office:string-value="0.04302" calcext:value-type="string">
            <text:p>0.04302</text:p>
          </table:table-cell>
          <table:table-cell table:style-name="ce19" office:value-type="string" office:string-value="0" calcext:value-type="string">
            <text:p>0</text:p>
          </table:table-cell>
          <table:table-cell table:style-name="ce19" office:value-type="string" office:string-value="0" calcext:value-type="string">
            <text:p>0</text:p>
          </table:table-cell>
          <table:table-cell table:style-name="ce19" office:value-type="string" office:string-value="0.1928" calcext:value-type="string">
            <text:p>0.1928</text:p>
          </table:table-cell>
          <table:table-cell table:style-name="ce19" office:value-type="string" office:string-value="0.05975" calcext:value-type="string">
            <text:p>0.05975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2.88" calcext:value-type="string">
            <text:p>12.88</text:p>
          </table:table-cell>
          <table:table-cell office:value-type="string" office:string-value="28.92" calcext:value-type="string">
            <text:p>28.92</text:p>
          </table:table-cell>
          <table:table-cell office:value-type="string" office:string-value="82.5" calcext:value-type="string">
            <text:p>82.5</text:p>
          </table:table-cell>
          <table:table-cell office:value-type="string" office:string-value="514.3" calcext:value-type="string">
            <text:p>514.3</text:p>
          </table:table-cell>
          <table:table-cell office:value-type="string" office:string-value="0.08123" calcext:value-type="string">
            <text:p>0.08123</text:p>
          </table:table-cell>
          <table:table-cell office:value-type="string" office:string-value="0.05824" calcext:value-type="string">
            <text:p>0.05824</text:p>
          </table:table-cell>
          <table:table-cell office:value-type="string" office:string-value="0.06195" calcext:value-type="string">
            <text:p>0.06195</text:p>
          </table:table-cell>
          <table:table-cell office:value-type="string" office:string-value="0.02343" calcext:value-type="string">
            <text:p>0.02343</text:p>
          </table:table-cell>
          <table:table-cell office:value-type="string" office:string-value="0.1566" calcext:value-type="string">
            <text:p>0.1566</text:p>
          </table:table-cell>
          <table:table-cell office:value-type="string" office:string-value="0.05708" calcext:value-type="string">
            <text:p>0.05708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7.35" calcext:value-type="string">
            <text:p>17.35</text:p>
          </table:table-cell>
          <table:table-cell office:value-type="string" office:string-value="23.06" calcext:value-type="string">
            <text:p>23.06</text:p>
          </table:table-cell>
          <table:table-cell office:value-type="string" office:string-value="111" calcext:value-type="string">
            <text:p>111</text:p>
          </table:table-cell>
          <table:table-cell office:value-type="string" office:string-value="933.1" calcext:value-type="string">
            <text:p>933.1</text:p>
          </table:table-cell>
          <table:table-cell office:value-type="string" office:string-value="0.08662" calcext:value-type="string">
            <text:p>0.08662</text:p>
          </table:table-cell>
          <table:table-cell office:value-type="string" office:string-value="0.0629" calcext:value-type="string">
            <text:p>0.0629</text:p>
          </table:table-cell>
          <table:table-cell office:value-type="string" office:string-value="0.02891" calcext:value-type="string">
            <text:p>0.02891</text:p>
          </table:table-cell>
          <table:table-cell office:value-type="string" office:string-value="0.02837" calcext:value-type="string">
            <text:p>0.02837</text:p>
          </table:table-cell>
          <table:table-cell office:value-type="string" office:string-value="0.1564" calcext:value-type="string">
            <text:p>0.1564</text:p>
          </table:table-cell>
          <table:table-cell office:value-type="string" office:string-value="0.05307" calcext:value-type="string">
            <text:p>0.05307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2.05" calcext:value-type="string">
            <text:p>12.05</text:p>
          </table:table-cell>
          <table:table-cell office:value-type="string" office:string-value="22.72" calcext:value-type="string">
            <text:p>22.72</text:p>
          </table:table-cell>
          <table:table-cell office:value-type="string" office:string-value="78.75" calcext:value-type="string">
            <text:p>78.75</text:p>
          </table:table-cell>
          <table:table-cell office:value-type="string" office:string-value="447.8" calcext:value-type="string">
            <text:p>447.8</text:p>
          </table:table-cell>
          <table:table-cell office:value-type="string" office:string-value="0.06935" calcext:value-type="string">
            <text:p>0.06935</text:p>
          </table:table-cell>
          <table:table-cell office:value-type="string" office:string-value="0.1073" calcext:value-type="string">
            <text:p>0.1073</text:p>
          </table:table-cell>
          <table:table-cell office:value-type="string" office:string-value="0.07943" calcext:value-type="string">
            <text:p>0.07943</text:p>
          </table:table-cell>
          <table:table-cell office:value-type="string" office:string-value="0.02978" calcext:value-type="string">
            <text:p>0.02978</text:p>
          </table:table-cell>
          <table:table-cell office:value-type="string" office:string-value="0.1203" calcext:value-type="string">
            <text:p>0.1203</text:p>
          </table:table-cell>
          <table:table-cell office:value-type="string" office:string-value="0.06659" calcext:value-type="string">
            <text:p>0.06659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4.27" calcext:value-type="string">
            <text:p>14.27</text:p>
          </table:table-cell>
          <table:table-cell office:value-type="string" office:string-value="22.55" calcext:value-type="string">
            <text:p>22.55</text:p>
          </table:table-cell>
          <table:table-cell office:value-type="string" office:string-value="93.77" calcext:value-type="string">
            <text:p>93.77</text:p>
          </table:table-cell>
          <table:table-cell office:value-type="string" office:string-value="629.8" calcext:value-type="string">
            <text:p>629.8</text:p>
          </table:table-cell>
          <table:table-cell office:value-type="string" office:string-value="0.1038" calcext:value-type="string">
            <text:p>0.1038</text:p>
          </table:table-cell>
          <table:table-cell office:value-type="string" office:string-value="0.1154" calcext:value-type="string">
            <text:p>0.1154</text:p>
          </table:table-cell>
          <table:table-cell office:value-type="string" office:string-value="0.1463" calcext:value-type="string">
            <text:p>0.1463</text:p>
          </table:table-cell>
          <table:table-cell office:value-type="string" office:string-value="0.06139" calcext:value-type="string">
            <text:p>0.06139</text:p>
          </table:table-cell>
          <table:table-cell office:value-type="string" office:string-value="0.1926" calcext:value-type="string">
            <text:p>0.1926</text:p>
          </table:table-cell>
          <table:table-cell office:value-type="string" office:string-value="0.05982" calcext:value-type="string">
            <text:p>0.05982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9.27" calcext:value-type="string">
            <text:p>19.27</text:p>
          </table:table-cell>
          <table:table-cell office:value-type="string" office:string-value="26.47" calcext:value-type="string">
            <text:p>26.47</text:p>
          </table:table-cell>
          <table:table-cell office:value-type="string" office:string-value="127.9" calcext:value-type="string">
            <text:p>127.9</text:p>
          </table:table-cell>
          <table:table-cell office:value-type="string" office:string-value="1162" calcext:value-type="string">
            <text:p>1162</text:p>
          </table:table-cell>
          <table:table-cell office:value-type="string" office:string-value="0.09401" calcext:value-type="string">
            <text:p>0.09401</text:p>
          </table:table-cell>
          <table:table-cell office:value-type="string" office:string-value="0.1719" calcext:value-type="string">
            <text:p>0.1719</text:p>
          </table:table-cell>
          <table:table-cell office:value-type="string" office:string-value="0.1657" calcext:value-type="string">
            <text:p>0.1657</text:p>
          </table:table-cell>
          <table:table-cell office:value-type="string" office:string-value="0.07593" calcext:value-type="string">
            <text:p>0.07593</text:p>
          </table:table-cell>
          <table:table-cell office:value-type="string" office:string-value="0.1853" calcext:value-type="string">
            <text:p>0.1853</text:p>
          </table:table-cell>
          <table:table-cell office:value-type="string" office:string-value="0.06261" calcext:value-type="string">
            <text:p>0.06261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9.876" calcext:value-type="string">
            <text:p>9.876</text:p>
          </table:table-cell>
          <table:table-cell office:value-type="string" office:string-value="17.27" calcext:value-type="string">
            <text:p>17.27</text:p>
          </table:table-cell>
          <table:table-cell office:value-type="string" office:string-value="62.92" calcext:value-type="string">
            <text:p>62.92</text:p>
          </table:table-cell>
          <table:table-cell office:value-type="string" office:string-value="295.4" calcext:value-type="string">
            <text:p>295.4</text:p>
          </table:table-cell>
          <table:table-cell office:value-type="string" office:string-value="0.1089" calcext:value-type="string">
            <text:p>0.1089</text:p>
          </table:table-cell>
          <table:table-cell office:value-type="string" office:string-value="0.07232" calcext:value-type="string">
            <text:p>0.07232</text:p>
          </table:table-cell>
          <table:table-cell office:value-type="string" office:string-value="0.01756" calcext:value-type="string">
            <text:p>0.01756</text:p>
          </table:table-cell>
          <table:table-cell office:value-type="string" office:string-value="0.01952" calcext:value-type="string">
            <text:p>0.01952</text:p>
          </table:table-cell>
          <table:table-cell office:value-type="string" office:string-value="0.1934" calcext:value-type="string">
            <text:p>0.1934</text:p>
          </table:table-cell>
          <table:table-cell office:value-type="string" office:string-value="0.06285" calcext:value-type="string">
            <text:p>0.06285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0.86" calcext:value-type="string">
            <text:p>10.86</text:p>
          </table:table-cell>
          <table:table-cell office:value-type="string" office:string-value="21.48" calcext:value-type="string">
            <text:p>21.48</text:p>
          </table:table-cell>
          <table:table-cell office:value-type="string" office:string-value="68.51" calcext:value-type="string">
            <text:p>68.51</text:p>
          </table:table-cell>
          <table:table-cell office:value-type="string" office:string-value="360.5" calcext:value-type="string">
            <text:p>360.5</text:p>
          </table:table-cell>
          <table:table-cell office:value-type="string" office:string-value="0.07431" calcext:value-type="string">
            <text:p>0.07431</text:p>
          </table:table-cell>
          <table:table-cell office:value-type="string" office:string-value="0.04227" calcext:value-type="string">
            <text:p>0.04227</text:p>
          </table:table-cell>
          <table:table-cell office:value-type="string" office:string-value="0" calcext:value-type="string">
            <text:p>0</text:p>
          </table:table-cell>
          <table:table-cell office:value-type="string" office:string-value="0" calcext:value-type="string">
            <text:p>0</text:p>
          </table:table-cell>
          <table:table-cell office:value-type="string" office:string-value="0.1661" calcext:value-type="string">
            <text:p>0.1661</text:p>
          </table:table-cell>
          <table:table-cell office:value-type="string" office:string-value="0.05948" calcext:value-type="string">
            <text:p>0.05948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5" calcext:value-type="string">
            <text:p>15</text:p>
          </table:table-cell>
          <table:table-cell office:value-type="string" office:string-value="15.51" calcext:value-type="string">
            <text:p>15.51</text:p>
          </table:table-cell>
          <table:table-cell office:value-type="string" office:string-value="97.45" calcext:value-type="string">
            <text:p>97.45</text:p>
          </table:table-cell>
          <table:table-cell office:value-type="string" office:string-value="684.5" calcext:value-type="string">
            <text:p>684.5</text:p>
          </table:table-cell>
          <table:table-cell office:value-type="string" office:string-value="0.08371" calcext:value-type="string">
            <text:p>0.08371</text:p>
          </table:table-cell>
          <table:table-cell office:value-type="string" office:string-value="0.1096" calcext:value-type="string">
            <text:p>0.1096</text:p>
          </table:table-cell>
          <table:table-cell office:value-type="string" office:string-value="0.06505" calcext:value-type="string">
            <text:p>0.06505</text:p>
          </table:table-cell>
          <table:table-cell office:value-type="string" office:string-value="0.0378" calcext:value-type="string">
            <text:p>0.0378</text:p>
          </table:table-cell>
          <table:table-cell office:value-type="string" office:string-value="0.1881" calcext:value-type="string">
            <text:p>0.1881</text:p>
          </table:table-cell>
          <table:table-cell office:value-type="string" office:string-value="0.05907" calcext:value-type="string">
            <text:p>0.05907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23.21" calcext:value-type="string">
            <text:p>23.21</text:p>
          </table:table-cell>
          <table:table-cell office:value-type="string" office:string-value="26.97" calcext:value-type="string">
            <text:p>26.97</text:p>
          </table:table-cell>
          <table:table-cell office:value-type="string" office:string-value="153.5" calcext:value-type="string">
            <text:p>153.5</text:p>
          </table:table-cell>
          <table:table-cell office:value-type="string" office:string-value="1670" calcext:value-type="string">
            <text:p>1670</text:p>
          </table:table-cell>
          <table:table-cell office:value-type="string" office:string-value="0.09509" calcext:value-type="string">
            <text:p>0.09509</text:p>
          </table:table-cell>
          <table:table-cell office:value-type="string" office:string-value="0.1682" calcext:value-type="string">
            <text:p>0.1682</text:p>
          </table:table-cell>
          <table:table-cell office:value-type="string" office:string-value="0.195" calcext:value-type="string">
            <text:p>0.195</text:p>
          </table:table-cell>
          <table:table-cell office:value-type="string" office:string-value="0.1237" calcext:value-type="string">
            <text:p>0.1237</text:p>
          </table:table-cell>
          <table:table-cell office:value-type="string" office:string-value="0.1909" calcext:value-type="string">
            <text:p>0.1909</text:p>
          </table:table-cell>
          <table:table-cell office:value-type="string" office:string-value="0.06309" calcext:value-type="string">
            <text:p>0.06309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4.58" calcext:value-type="string">
            <text:p>14.58</text:p>
          </table:table-cell>
          <table:table-cell office:value-type="string" office:string-value="13.66" calcext:value-type="string">
            <text:p>13.66</text:p>
          </table:table-cell>
          <table:table-cell office:value-type="string" office:string-value="94.29" calcext:value-type="string">
            <text:p>94.29</text:p>
          </table:table-cell>
          <table:table-cell office:value-type="string" office:string-value="658.8" calcext:value-type="string">
            <text:p>658.8</text:p>
          </table:table-cell>
          <table:table-cell office:value-type="string" office:string-value="0.09832" calcext:value-type="string">
            <text:p>0.09832</text:p>
          </table:table-cell>
          <table:table-cell office:value-type="string" office:string-value="0.08918" calcext:value-type="string">
            <text:p>0.08918</text:p>
          </table:table-cell>
          <table:table-cell office:value-type="string" office:string-value="0.08222" calcext:value-type="string">
            <text:p>0.08222</text:p>
          </table:table-cell>
          <table:table-cell office:value-type="string" office:string-value="0.04349" calcext:value-type="string">
            <text:p>0.04349</text:p>
          </table:table-cell>
          <table:table-cell office:value-type="string" office:string-value="0.1739" calcext:value-type="string">
            <text:p>0.1739</text:p>
          </table:table-cell>
          <table:table-cell office:value-type="string" office:string-value="0.0564" calcext:value-type="string">
            <text:p>0.0564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1.5" calcext:value-type="string">
            <text:p>11.5</text:p>
          </table:table-cell>
          <table:table-cell office:value-type="string" office:string-value="18.45" calcext:value-type="string">
            <text:p>18.45</text:p>
          </table:table-cell>
          <table:table-cell office:value-type="string" office:string-value="73.28" calcext:value-type="string">
            <text:p>73.28</text:p>
          </table:table-cell>
          <table:table-cell office:value-type="string" office:string-value="407.4" calcext:value-type="string">
            <text:p>407.4</text:p>
          </table:table-cell>
          <table:table-cell office:value-type="string" office:string-value="0.09345" calcext:value-type="string">
            <text:p>0.09345</text:p>
          </table:table-cell>
          <table:table-cell office:value-type="string" office:string-value="0.05991" calcext:value-type="string">
            <text:p>0.05991</text:p>
          </table:table-cell>
          <table:table-cell office:value-type="string" office:string-value="0.02638" calcext:value-type="string">
            <text:p>0.02638</text:p>
          </table:table-cell>
          <table:table-cell office:value-type="string" office:string-value="0.02069" calcext:value-type="string">
            <text:p>0.02069</text:p>
          </table:table-cell>
          <table:table-cell office:value-type="string" office:string-value="0.1834" calcext:value-type="string">
            <text:p>0.1834</text:p>
          </table:table-cell>
          <table:table-cell office:value-type="string" office:string-value="0.05934" calcext:value-type="string">
            <text:p>0.05934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6.02" calcext:value-type="string">
            <text:p>16.02</text:p>
          </table:table-cell>
          <table:table-cell office:value-type="string" office:string-value="23.24" calcext:value-type="string">
            <text:p>23.24</text:p>
          </table:table-cell>
          <table:table-cell office:value-type="string" office:string-value="102.7" calcext:value-type="string">
            <text:p>102.7</text:p>
          </table:table-cell>
          <table:table-cell office:value-type="string" office:string-value="797.8" calcext:value-type="string">
            <text:p>797.8</text:p>
          </table:table-cell>
          <table:table-cell office:value-type="string" office:string-value="0.08206" calcext:value-type="string">
            <text:p>0.08206</text:p>
          </table:table-cell>
          <table:table-cell office:value-type="string" office:string-value="0.06669" calcext:value-type="string">
            <text:p>0.06669</text:p>
          </table:table-cell>
          <table:table-cell office:value-type="string" office:string-value="0.03299" calcext:value-type="string">
            <text:p>0.03299</text:p>
          </table:table-cell>
          <table:table-cell office:value-type="string" office:string-value="0.03323" calcext:value-type="string">
            <text:p>0.03323</text:p>
          </table:table-cell>
          <table:table-cell office:value-type="string" office:string-value="0.1528" calcext:value-type="string">
            <text:p>0.1528</text:p>
          </table:table-cell>
          <table:table-cell office:value-type="string" office:string-value="0.05697" calcext:value-type="string">
            <text:p>0.05697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0.03" calcext:value-type="string">
            <text:p>10.03</text:p>
          </table:table-cell>
          <table:table-cell office:value-type="string" office:string-value="21.28" calcext:value-type="string">
            <text:p>21.28</text:p>
          </table:table-cell>
          <table:table-cell office:value-type="string" office:string-value="63.19" calcext:value-type="string">
            <text:p>63.19</text:p>
          </table:table-cell>
          <table:table-cell office:value-type="string" office:string-value="307.3" calcext:value-type="string">
            <text:p>307.3</text:p>
          </table:table-cell>
          <table:table-cell office:value-type="string" office:string-value="0.08117" calcext:value-type="string">
            <text:p>0.08117</text:p>
          </table:table-cell>
          <table:table-cell office:value-type="string" office:string-value="0.03912" calcext:value-type="string">
            <text:p>0.03912</text:p>
          </table:table-cell>
          <table:table-cell office:value-type="string" office:string-value="0.00247" calcext:value-type="string">
            <text:p>0.00247</text:p>
          </table:table-cell>
          <table:table-cell office:value-type="string" office:string-value="0.005159" calcext:value-type="string">
            <text:p>0.005159</text:p>
          </table:table-cell>
          <table:table-cell office:value-type="string" office:string-value="0.163" calcext:value-type="string">
            <text:p>0.163</text:p>
          </table:table-cell>
          <table:table-cell office:value-type="string" office:string-value="0.06439" calcext:value-type="string">
            <text:p>0.06439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28.11" calcext:value-type="string">
            <text:p>28.11</text:p>
          </table:table-cell>
          <table:table-cell office:value-type="string" office:string-value="18.47" calcext:value-type="string">
            <text:p>18.47</text:p>
          </table:table-cell>
          <table:table-cell office:value-type="string" office:string-value="188.5" calcext:value-type="string">
            <text:p>188.5</text:p>
          </table:table-cell>
          <table:table-cell office:value-type="string" office:string-value="2499" calcext:value-type="string">
            <text:p>2499</text:p>
          </table:table-cell>
          <table:table-cell office:value-type="string" office:string-value="0.1142" calcext:value-type="string">
            <text:p>0.1142</text:p>
          </table:table-cell>
          <table:table-cell office:value-type="string" office:string-value="0.1516" calcext:value-type="string">
            <text:p>0.1516</text:p>
          </table:table-cell>
          <table:table-cell office:value-type="string" office:string-value="0.3201" calcext:value-type="string">
            <text:p>0.3201</text:p>
          </table:table-cell>
          <table:table-cell office:value-type="string" office:string-value="0.1595" calcext:value-type="string">
            <text:p>0.1595</text:p>
          </table:table-cell>
          <table:table-cell office:value-type="string" office:string-value="0.1648" calcext:value-type="string">
            <text:p>0.1648</text:p>
          </table:table-cell>
          <table:table-cell office:value-type="string" office:string-value="0.05525" calcext:value-type="string">
            <text:p>0.05525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2.06" calcext:value-type="string">
            <text:p>12.06</text:p>
          </table:table-cell>
          <table:table-cell office:value-type="string" office:string-value="12.74" calcext:value-type="string">
            <text:p>12.74</text:p>
          </table:table-cell>
          <table:table-cell office:value-type="string" office:string-value="76.84" calcext:value-type="string">
            <text:p>76.84</text:p>
          </table:table-cell>
          <table:table-cell office:value-type="string" office:string-value="448.6" calcext:value-type="string">
            <text:p>448.6</text:p>
          </table:table-cell>
          <table:table-cell office:value-type="string" office:string-value="0.09311" calcext:value-type="string">
            <text:p>0.09311</text:p>
          </table:table-cell>
          <table:table-cell office:value-type="string" office:string-value="0.05241" calcext:value-type="string">
            <text:p>0.05241</text:p>
          </table:table-cell>
          <table:table-cell office:value-type="string" office:string-value="0.01972" calcext:value-type="string">
            <text:p>0.01972</text:p>
          </table:table-cell>
          <table:table-cell office:value-type="string" office:string-value="0.01963" calcext:value-type="string">
            <text:p>0.01963</text:p>
          </table:table-cell>
          <table:table-cell office:value-type="string" office:string-value="0.159" calcext:value-type="string">
            <text:p>0.159</text:p>
          </table:table-cell>
          <table:table-cell office:value-type="string" office:string-value="0.05907" calcext:value-type="string">
            <text:p>0.05907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0.32" calcext:value-type="string">
            <text:p>10.32</text:p>
          </table:table-cell>
          <table:table-cell office:value-type="string" office:string-value="16.35" calcext:value-type="string">
            <text:p>16.35</text:p>
          </table:table-cell>
          <table:table-cell office:value-type="string" office:string-value="65.31" calcext:value-type="string">
            <text:p>65.31</text:p>
          </table:table-cell>
          <table:table-cell office:value-type="string" office:string-value="324.9" calcext:value-type="string">
            <text:p>324.9</text:p>
          </table:table-cell>
          <table:table-cell office:value-type="string" office:string-value="0.09434" calcext:value-type="string">
            <text:p>0.09434</text:p>
          </table:table-cell>
          <table:table-cell office:value-type="string" office:string-value="0.04994" calcext:value-type="string">
            <text:p>0.04994</text:p>
          </table:table-cell>
          <table:table-cell office:value-type="string" office:string-value="0.01012" calcext:value-type="string">
            <text:p>0.01012</text:p>
          </table:table-cell>
          <table:table-cell office:value-type="string" office:string-value="0.005495" calcext:value-type="string">
            <text:p>0.005495</text:p>
          </table:table-cell>
          <table:table-cell office:value-type="string" office:string-value="0.1885" calcext:value-type="string">
            <text:p>0.1885</text:p>
          </table:table-cell>
          <table:table-cell office:value-type="string" office:string-value="0.06201" calcext:value-type="string">
            <text:p>0.06201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9.79" calcext:value-type="string">
            <text:p>19.79</text:p>
          </table:table-cell>
          <table:table-cell office:value-type="string" office:string-value="25.12" calcext:value-type="string">
            <text:p>25.12</text:p>
          </table:table-cell>
          <table:table-cell office:value-type="string" office:string-value="130.4" calcext:value-type="string">
            <text:p>130.4</text:p>
          </table:table-cell>
          <table:table-cell office:value-type="string" office:string-value="1192" calcext:value-type="string">
            <text:p>1192</text:p>
          </table:table-cell>
          <table:table-cell office:value-type="string" office:string-value="0.1015" calcext:value-type="string">
            <text:p>0.1015</text:p>
          </table:table-cell>
          <table:table-cell office:value-type="string" office:string-value="0.1589" calcext:value-type="string">
            <text:p>0.1589</text:p>
          </table:table-cell>
          <table:table-cell office:value-type="string" office:string-value="0.2545" calcext:value-type="string">
            <text:p>0.2545</text:p>
          </table:table-cell>
          <table:table-cell office:value-type="string" office:string-value="0.1149" calcext:value-type="string">
            <text:p>0.1149</text:p>
          </table:table-cell>
          <table:table-cell office:value-type="string" office:string-value="0.2202" calcext:value-type="string">
            <text:p>0.2202</text:p>
          </table:table-cell>
          <table:table-cell office:value-type="string" office:string-value="0.06113" calcext:value-type="string">
            <text:p>0.06113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7.6" calcext:value-type="string">
            <text:p>17.6</text:p>
          </table:table-cell>
          <table:table-cell office:value-type="string" office:string-value="23.33" calcext:value-type="string">
            <text:p>23.33</text:p>
          </table:table-cell>
          <table:table-cell office:value-type="string" office:string-value="119" calcext:value-type="string">
            <text:p>119</text:p>
          </table:table-cell>
          <table:table-cell office:value-type="string" office:string-value="980.5" calcext:value-type="string">
            <text:p>980.5</text:p>
          </table:table-cell>
          <table:table-cell office:value-type="string" office:string-value="0.09289" calcext:value-type="string">
            <text:p>0.09289</text:p>
          </table:table-cell>
          <table:table-cell office:value-type="string" office:string-value="0.2004" calcext:value-type="string">
            <text:p>0.2004</text:p>
          </table:table-cell>
          <table:table-cell office:value-type="string" office:string-value="0.2136" calcext:value-type="string">
            <text:p>0.2136</text:p>
          </table:table-cell>
          <table:table-cell office:value-type="string" office:string-value="0.1002" calcext:value-type="string">
            <text:p>0.1002</text:p>
          </table:table-cell>
          <table:table-cell office:value-type="string" office:string-value="0.1696" calcext:value-type="string">
            <text:p>0.1696</text:p>
          </table:table-cell>
          <table:table-cell office:value-type="string" office:string-value="0.07369" calcext:value-type="string">
            <text:p>0.07369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5.46" calcext:value-type="string">
            <text:p>15.46</text:p>
          </table:table-cell>
          <table:table-cell office:value-type="string" office:string-value="19.48" calcext:value-type="string">
            <text:p>19.48</text:p>
          </table:table-cell>
          <table:table-cell office:value-type="string" office:string-value="101.7" calcext:value-type="string">
            <text:p>101.7</text:p>
          </table:table-cell>
          <table:table-cell office:value-type="string" office:string-value="748.9" calcext:value-type="string">
            <text:p>748.9</text:p>
          </table:table-cell>
          <table:table-cell office:value-type="string" office:string-value="0.1092" calcext:value-type="string">
            <text:p>0.1092</text:p>
          </table:table-cell>
          <table:table-cell office:value-type="string" office:string-value="0.1223" calcext:value-type="string">
            <text:p>0.1223</text:p>
          </table:table-cell>
          <table:table-cell office:value-type="string" office:string-value="0.1466" calcext:value-type="string">
            <text:p>0.1466</text:p>
          </table:table-cell>
          <table:table-cell office:value-type="string" office:string-value="0.08087" calcext:value-type="string">
            <text:p>0.08087</text:p>
          </table:table-cell>
          <table:table-cell office:value-type="string" office:string-value="0.1931" calcext:value-type="string">
            <text:p>0.1931</text:p>
          </table:table-cell>
          <table:table-cell office:value-type="string" office:string-value="0.05796" calcext:value-type="string">
            <text:p>0.05796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2.25" calcext:value-type="string">
            <text:p>12.25</text:p>
          </table:table-cell>
          <table:table-cell office:value-type="string" office:string-value="22.44" calcext:value-type="string">
            <text:p>22.44</text:p>
          </table:table-cell>
          <table:table-cell office:value-type="string" office:string-value="78.18" calcext:value-type="string">
            <text:p>78.18</text:p>
          </table:table-cell>
          <table:table-cell office:value-type="string" office:string-value="466.5" calcext:value-type="string">
            <text:p>466.5</text:p>
          </table:table-cell>
          <table:table-cell office:value-type="string" office:string-value="0.08192" calcext:value-type="string">
            <text:p>0.08192</text:p>
          </table:table-cell>
          <table:table-cell office:value-type="string" office:string-value="0.052" calcext:value-type="string">
            <text:p>0.052</text:p>
          </table:table-cell>
          <table:table-cell office:value-type="string" office:string-value="0.01714" calcext:value-type="string">
            <text:p>0.01714</text:p>
          </table:table-cell>
          <table:table-cell office:value-type="string" office:string-value="0.01261" calcext:value-type="string">
            <text:p>0.01261</text:p>
          </table:table-cell>
          <table:table-cell office:value-type="string" office:string-value="0.1544" calcext:value-type="string">
            <text:p>0.1544</text:p>
          </table:table-cell>
          <table:table-cell office:value-type="string" office:string-value="0.05976" calcext:value-type="string">
            <text:p>0.05976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0.18" calcext:value-type="string">
            <text:p>10.18</text:p>
          </table:table-cell>
          <table:table-cell office:value-type="string" office:string-value="17.53" calcext:value-type="string">
            <text:p>17.53</text:p>
          </table:table-cell>
          <table:table-cell office:value-type="string" office:string-value="65.12" calcext:value-type="string">
            <text:p>65.12</text:p>
          </table:table-cell>
          <table:table-cell office:value-type="string" office:string-value="313.1" calcext:value-type="string">
            <text:p>313.1</text:p>
          </table:table-cell>
          <table:table-cell office:value-type="string" office:string-value="0.1061" calcext:value-type="string">
            <text:p>0.1061</text:p>
          </table:table-cell>
          <table:table-cell office:value-type="string" office:string-value="0.08502" calcext:value-type="string">
            <text:p>0.08502</text:p>
          </table:table-cell>
          <table:table-cell office:value-type="string" office:string-value="0.01768" calcext:value-type="string">
            <text:p>0.01768</text:p>
          </table:table-cell>
          <table:table-cell office:value-type="string" office:string-value="0.01915" calcext:value-type="string">
            <text:p>0.01915</text:p>
          </table:table-cell>
          <table:table-cell office:value-type="string" office:string-value="0.191" calcext:value-type="string">
            <text:p>0.191</text:p>
          </table:table-cell>
          <table:table-cell office:value-type="string" office:string-value="0.06908" calcext:value-type="string">
            <text:p>0.06908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1.43" calcext:value-type="string">
            <text:p>11.43</text:p>
          </table:table-cell>
          <table:table-cell office:value-type="string" office:string-value="15.39" calcext:value-type="string">
            <text:p>15.39</text:p>
          </table:table-cell>
          <table:table-cell office:value-type="string" office:string-value="73.06" calcext:value-type="string">
            <text:p>73.06</text:p>
          </table:table-cell>
          <table:table-cell office:value-type="string" office:string-value="399.8" calcext:value-type="string">
            <text:p>399.8</text:p>
          </table:table-cell>
          <table:table-cell office:value-type="string" office:string-value="0.09639" calcext:value-type="string">
            <text:p>0.09639</text:p>
          </table:table-cell>
          <table:table-cell office:value-type="string" office:string-value="0.06889" calcext:value-type="string">
            <text:p>0.06889</text:p>
          </table:table-cell>
          <table:table-cell office:value-type="string" office:string-value="0.03503" calcext:value-type="string">
            <text:p>0.03503</text:p>
          </table:table-cell>
          <table:table-cell office:value-type="string" office:string-value="0.02875" calcext:value-type="string">
            <text:p>0.02875</text:p>
          </table:table-cell>
          <table:table-cell office:value-type="string" office:string-value="0.1734" calcext:value-type="string">
            <text:p>0.1734</text:p>
          </table:table-cell>
          <table:table-cell office:value-type="string" office:string-value="0.05865" calcext:value-type="string">
            <text:p>0.05865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6.84" calcext:value-type="string">
            <text:p>16.84</text:p>
          </table:table-cell>
          <table:table-cell office:value-type="string" office:string-value="19.46" calcext:value-type="string">
            <text:p>19.46</text:p>
          </table:table-cell>
          <table:table-cell office:value-type="string" office:string-value="108.4" calcext:value-type="string">
            <text:p>108.4</text:p>
          </table:table-cell>
          <table:table-cell office:value-type="string" office:string-value="880.2" calcext:value-type="string">
            <text:p>880.2</text:p>
          </table:table-cell>
          <table:table-cell office:value-type="string" office:string-value="0.07445" calcext:value-type="string">
            <text:p>0.07445</text:p>
          </table:table-cell>
          <table:table-cell office:value-type="string" office:string-value="0.07223" calcext:value-type="string">
            <text:p>0.07223</text:p>
          </table:table-cell>
          <table:table-cell office:value-type="string" office:string-value="0.0515" calcext:value-type="string">
            <text:p>0.0515</text:p>
          </table:table-cell>
          <table:table-cell office:value-type="string" office:string-value="0.02771" calcext:value-type="string">
            <text:p>0.02771</text:p>
          </table:table-cell>
          <table:table-cell office:value-type="string" office:string-value="0.1844" calcext:value-type="string">
            <text:p>0.1844</text:p>
          </table:table-cell>
          <table:table-cell office:value-type="string" office:string-value="0.05268" calcext:value-type="string">
            <text:p>0.05268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3.34" calcext:value-type="string">
            <text:p>13.34</text:p>
          </table:table-cell>
          <table:table-cell office:value-type="string" office:string-value="15.86" calcext:value-type="string">
            <text:p>15.86</text:p>
          </table:table-cell>
          <table:table-cell office:value-type="string" office:string-value="86.49" calcext:value-type="string">
            <text:p>86.49</text:p>
          </table:table-cell>
          <table:table-cell office:value-type="string" office:string-value="520" calcext:value-type="string">
            <text:p>520</text:p>
          </table:table-cell>
          <table:table-cell office:value-type="string" office:string-value="0.1078" calcext:value-type="string">
            <text:p>0.1078</text:p>
          </table:table-cell>
          <table:table-cell office:value-type="string" office:string-value="0.1535" calcext:value-type="string">
            <text:p>0.1535</text:p>
          </table:table-cell>
          <table:table-cell office:value-type="string" office:string-value="0.1169" calcext:value-type="string">
            <text:p>0.1169</text:p>
          </table:table-cell>
          <table:table-cell office:value-type="string" office:string-value="0.06987" calcext:value-type="string">
            <text:p>0.06987</text:p>
          </table:table-cell>
          <table:table-cell office:value-type="string" office:string-value="0.1942" calcext:value-type="string">
            <text:p>0.1942</text:p>
          </table:table-cell>
          <table:table-cell office:value-type="string" office:string-value="0.06902" calcext:value-type="string">
            <text:p>0.06902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3.54" calcext:value-type="string">
            <text:p>13.54</text:p>
          </table:table-cell>
          <table:table-cell office:value-type="string" office:string-value="14.36" calcext:value-type="string">
            <text:p>14.36</text:p>
          </table:table-cell>
          <table:table-cell office:value-type="string" office:string-value="87.46" calcext:value-type="string">
            <text:p>87.46</text:p>
          </table:table-cell>
          <table:table-cell office:value-type="string" office:string-value="566.3" calcext:value-type="string">
            <text:p>566.3</text:p>
          </table:table-cell>
          <table:table-cell office:value-type="string" office:string-value="0.09779" calcext:value-type="string">
            <text:p>0.09779</text:p>
          </table:table-cell>
          <table:table-cell office:value-type="string" office:string-value="0.08129" calcext:value-type="string">
            <text:p>0.08129</text:p>
          </table:table-cell>
          <table:table-cell office:value-type="string" office:string-value="0.06664" calcext:value-type="string">
            <text:p>0.06664</text:p>
          </table:table-cell>
          <table:table-cell office:value-type="string" office:string-value="0.04781" calcext:value-type="string">
            <text:p>0.04781</text:p>
          </table:table-cell>
          <table:table-cell office:value-type="string" office:string-value="0.1885" calcext:value-type="string">
            <text:p>0.1885</text:p>
          </table:table-cell>
          <table:table-cell office:value-type="string" office:string-value="0.05766" calcext:value-type="string">
            <text:p>0.05766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1.68" calcext:value-type="string">
            <text:p>11.68</text:p>
          </table:table-cell>
          <table:table-cell office:value-type="string" office:string-value="16.17" calcext:value-type="string">
            <text:p>16.17</text:p>
          </table:table-cell>
          <table:table-cell office:value-type="string" office:string-value="75.49" calcext:value-type="string">
            <text:p>75.49</text:p>
          </table:table-cell>
          <table:table-cell office:value-type="string" office:string-value="420.5" calcext:value-type="string">
            <text:p>420.5</text:p>
          </table:table-cell>
          <table:table-cell office:value-type="string" office:string-value="0.1128" calcext:value-type="string">
            <text:p>0.1128</text:p>
          </table:table-cell>
          <table:table-cell office:value-type="string" office:string-value="0.09263" calcext:value-type="string">
            <text:p>0.09263</text:p>
          </table:table-cell>
          <table:table-cell office:value-type="string" office:string-value="0.04279" calcext:value-type="string">
            <text:p>0.04279</text:p>
          </table:table-cell>
          <table:table-cell office:value-type="string" office:string-value="0.03132" calcext:value-type="string">
            <text:p>0.03132</text:p>
          </table:table-cell>
          <table:table-cell office:value-type="string" office:string-value="0.1853" calcext:value-type="string">
            <text:p>0.1853</text:p>
          </table:table-cell>
          <table:table-cell office:value-type="string" office:string-value="0.06401" calcext:value-type="string">
            <text:p>0.06401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8.08" calcext:value-type="string">
            <text:p>18.08</text:p>
          </table:table-cell>
          <table:table-cell office:value-type="string" office:string-value="21.84" calcext:value-type="string">
            <text:p>21.84</text:p>
          </table:table-cell>
          <table:table-cell office:value-type="string" office:string-value="117.4" calcext:value-type="string">
            <text:p>117.4</text:p>
          </table:table-cell>
          <table:table-cell office:value-type="string" office:string-value="1024" calcext:value-type="string">
            <text:p>1024</text:p>
          </table:table-cell>
          <table:table-cell office:value-type="string" office:string-value="0.07371" calcext:value-type="string">
            <text:p>0.07371</text:p>
          </table:table-cell>
          <table:table-cell office:value-type="string" office:string-value="0.08642" calcext:value-type="string">
            <text:p>0.08642</text:p>
          </table:table-cell>
          <table:table-cell office:value-type="string" office:string-value="0.1103" calcext:value-type="string">
            <text:p>0.1103</text:p>
          </table:table-cell>
          <table:table-cell office:value-type="string" office:string-value="0.05778" calcext:value-type="string">
            <text:p>0.05778</text:p>
          </table:table-cell>
          <table:table-cell office:value-type="string" office:string-value="0.177" calcext:value-type="string">
            <text:p>0.177</text:p>
          </table:table-cell>
          <table:table-cell office:value-type="string" office:string-value="0.0534" calcext:value-type="string">
            <text:p>0.0534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2.89" calcext:value-type="string">
            <text:p>12.89</text:p>
          </table:table-cell>
          <table:table-cell office:value-type="string" office:string-value="13.12" calcext:value-type="string">
            <text:p>13.12</text:p>
          </table:table-cell>
          <table:table-cell office:value-type="string" office:string-value="81.89" calcext:value-type="string">
            <text:p>81.89</text:p>
          </table:table-cell>
          <table:table-cell office:value-type="string" office:string-value="515.9" calcext:value-type="string">
            <text:p>515.9</text:p>
          </table:table-cell>
          <table:table-cell office:value-type="string" office:string-value="0.06955" calcext:value-type="string">
            <text:p>0.06955</text:p>
          </table:table-cell>
          <table:table-cell office:value-type="string" office:string-value="0.03729" calcext:value-type="string">
            <text:p>0.03729</text:p>
          </table:table-cell>
          <table:table-cell office:value-type="string" office:string-value="0.0226" calcext:value-type="string">
            <text:p>0.0226</text:p>
          </table:table-cell>
          <table:table-cell office:value-type="string" office:string-value="0.01171" calcext:value-type="string">
            <text:p>0.01171</text:p>
          </table:table-cell>
          <table:table-cell office:value-type="string" office:string-value="0.1337" calcext:value-type="string">
            <text:p>0.1337</text:p>
          </table:table-cell>
          <table:table-cell office:value-type="string" office:string-value="0.05581" calcext:value-type="string">
            <text:p>0.05581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1.8" calcext:value-type="string">
            <text:p>11.8</text:p>
          </table:table-cell>
          <table:table-cell office:value-type="string" office:string-value="17.26" calcext:value-type="string">
            <text:p>17.26</text:p>
          </table:table-cell>
          <table:table-cell office:value-type="string" office:string-value="75.26" calcext:value-type="string">
            <text:p>75.26</text:p>
          </table:table-cell>
          <table:table-cell office:value-type="string" office:string-value="431.9" calcext:value-type="string">
            <text:p>431.9</text:p>
          </table:table-cell>
          <table:table-cell office:value-type="string" office:string-value="0.09087" calcext:value-type="string">
            <text:p>0.09087</text:p>
          </table:table-cell>
          <table:table-cell office:value-type="string" office:string-value="0.06232" calcext:value-type="string">
            <text:p>0.06232</text:p>
          </table:table-cell>
          <table:table-cell office:value-type="string" office:string-value="0.02853" calcext:value-type="string">
            <text:p>0.02853</text:p>
          </table:table-cell>
          <table:table-cell office:value-type="string" office:string-value="0.01638" calcext:value-type="string">
            <text:p>0.01638</text:p>
          </table:table-cell>
          <table:table-cell office:value-type="string" office:string-value="0.1847" calcext:value-type="string">
            <text:p>0.1847</text:p>
          </table:table-cell>
          <table:table-cell office:value-type="string" office:string-value="0.06019" calcext:value-type="string">
            <text:p>0.06019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9.4" calcext:value-type="string">
            <text:p>19.4</text:p>
          </table:table-cell>
          <table:table-cell office:value-type="string" office:string-value="23.5" calcext:value-type="string">
            <text:p>23.5</text:p>
          </table:table-cell>
          <table:table-cell office:value-type="string" office:string-value="129.1" calcext:value-type="string">
            <text:p>129.1</text:p>
          </table:table-cell>
          <table:table-cell office:value-type="string" office:string-value="1155" calcext:value-type="string">
            <text:p>1155</text:p>
          </table:table-cell>
          <table:table-cell office:value-type="string" office:string-value="0.1027" calcext:value-type="string">
            <text:p>0.1027</text:p>
          </table:table-cell>
          <table:table-cell office:value-type="string" office:string-value="0.1558" calcext:value-type="string">
            <text:p>0.1558</text:p>
          </table:table-cell>
          <table:table-cell office:value-type="string" office:string-value="0.2049" calcext:value-type="string">
            <text:p>0.2049</text:p>
          </table:table-cell>
          <table:table-cell office:value-type="string" office:string-value="0.08886" calcext:value-type="string">
            <text:p>0.08886</text:p>
          </table:table-cell>
          <table:table-cell office:value-type="string" office:string-value="0.1978" calcext:value-type="string">
            <text:p>0.1978</text:p>
          </table:table-cell>
          <table:table-cell office:value-type="string" office:string-value="0.06" calcext:value-type="string">
            <text:p>0.06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17.47" calcext:value-type="string">
            <text:p>17.47</text:p>
          </table:table-cell>
          <table:table-cell office:value-type="string" office:string-value="24.68" calcext:value-type="string">
            <text:p>24.68</text:p>
          </table:table-cell>
          <table:table-cell office:value-type="string" office:string-value="116.1" calcext:value-type="string">
            <text:p>116.1</text:p>
          </table:table-cell>
          <table:table-cell office:value-type="string" office:string-value="984.6" calcext:value-type="string">
            <text:p>984.6</text:p>
          </table:table-cell>
          <table:table-cell office:value-type="string" office:string-value="0.1049" calcext:value-type="string">
            <text:p>0.1049</text:p>
          </table:table-cell>
          <table:table-cell office:value-type="string" office:string-value="0.1603" calcext:value-type="string">
            <text:p>0.1603</text:p>
          </table:table-cell>
          <table:table-cell office:value-type="string" office:string-value="0.2159" calcext:value-type="string">
            <text:p>0.2159</text:p>
          </table:table-cell>
          <table:table-cell office:value-type="string" office:string-value="0.1043" calcext:value-type="string">
            <text:p>0.1043</text:p>
          </table:table-cell>
          <table:table-cell office:value-type="string" office:string-value="0.1538" calcext:value-type="string">
            <text:p>0.1538</text:p>
          </table:table-cell>
          <table:table-cell office:value-type="string" office:string-value="0.06365" calcext:value-type="string">
            <text:p>0.06365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office:value-type="string" office:string-value="9.268" calcext:value-type="string">
            <text:p>9.268</text:p>
          </table:table-cell>
          <table:table-cell office:value-type="string" office:string-value="12.87" calcext:value-type="string">
            <text:p>12.87</text:p>
          </table:table-cell>
          <table:table-cell office:value-type="string" office:string-value="61.49" calcext:value-type="string">
            <text:p>61.49</text:p>
          </table:table-cell>
          <table:table-cell office:value-type="string" office:string-value="248.7" calcext:value-type="string">
            <text:p>248.7</text:p>
          </table:table-cell>
          <table:table-cell office:value-type="string" office:string-value="0.1634" calcext:value-type="string">
            <text:p>0.1634</text:p>
          </table:table-cell>
          <table:table-cell office:value-type="string" office:string-value="0.2239" calcext:value-type="string">
            <text:p>0.2239</text:p>
          </table:table-cell>
          <table:table-cell office:value-type="string" office:string-value="0.0973" calcext:value-type="string">
            <text:p>0.0973</text:p>
          </table:table-cell>
          <table:table-cell office:value-type="string" office:string-value="0.05252" calcext:value-type="string">
            <text:p>0.05252</text:p>
          </table:table-cell>
          <table:table-cell office:value-type="string" office:string-value="0.2378" calcext:value-type="string">
            <text:p>0.2378</text:p>
          </table:table-cell>
          <table:table-cell office:value-type="string" office:string-value="0.09502" calcext:value-type="string">
            <text:p>0.09502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11.93" calcext:value-type="string">
            <text:p>11.93</text:p>
          </table:table-cell>
          <table:table-cell office:value-type="string" office:string-value="10.91" calcext:value-type="string">
            <text:p>10.91</text:p>
          </table:table-cell>
          <table:table-cell office:value-type="string" office:string-value="76.14" calcext:value-type="string">
            <text:p>76.14</text:p>
          </table:table-cell>
          <table:table-cell office:value-type="string" office:string-value="442.7" calcext:value-type="string">
            <text:p>442.7</text:p>
          </table:table-cell>
          <table:table-cell office:value-type="string" office:string-value="0.08872" calcext:value-type="string">
            <text:p>0.08872</text:p>
          </table:table-cell>
          <table:table-cell office:value-type="string" office:string-value="0.05242" calcext:value-type="string">
            <text:p>0.05242</text:p>
          </table:table-cell>
          <table:table-cell office:value-type="string" office:string-value="0.02606" calcext:value-type="string">
            <text:p>0.02606</text:p>
          </table:table-cell>
          <table:table-cell office:value-type="string" office:string-value="0.01796" calcext:value-type="string">
            <text:p>0.01796</text:p>
          </table:table-cell>
          <table:table-cell office:value-type="string" office:string-value="0.1601" calcext:value-type="string">
            <text:p>0.1601</text:p>
          </table:table-cell>
          <table:table-cell office:value-type="string" office:string-value="0.05541" calcext:value-type="string">
            <text:p>0.05541</text:p>
          </table:table-cell>
          <table:table-cell office:value-type="string" office:string-value="B" calcext:value-type="string">
            <text:p>B</text:p>
          </table:table-cell>
          <table:table-cell table:number-columns-repeated="2"/>
        </table:table-row>
        <table:table-row table:style-name="ro5">
          <table:table-cell office:value-type="string" office:string-value="20.57" calcext:value-type="string">
            <text:p>20.57</text:p>
          </table:table-cell>
          <table:table-cell office:value-type="string" office:string-value="17.77" calcext:value-type="string">
            <text:p>17.77</text:p>
          </table:table-cell>
          <table:table-cell office:value-type="string" office:string-value="132.9" calcext:value-type="string">
            <text:p>132.9</text:p>
          </table:table-cell>
          <table:table-cell office:value-type="string" office:string-value="1326" calcext:value-type="string">
            <text:p>1326</text:p>
          </table:table-cell>
          <table:table-cell office:value-type="string" office:string-value="0.08474" calcext:value-type="string">
            <text:p>0.08474</text:p>
          </table:table-cell>
          <table:table-cell office:value-type="string" office:string-value="0.07864" calcext:value-type="string">
            <text:p>0.07864</text:p>
          </table:table-cell>
          <table:table-cell office:value-type="string" office:string-value="0.0869" calcext:value-type="string">
            <text:p>0.0869</text:p>
          </table:table-cell>
          <table:table-cell office:value-type="string" office:string-value="0.07017" calcext:value-type="string">
            <text:p>0.07017</text:p>
          </table:table-cell>
          <table:table-cell office:value-type="string" office:string-value="0.1812" calcext:value-type="string">
            <text:p>0.1812</text:p>
          </table:table-cell>
          <table:table-cell office:value-type="string" office:string-value="0.05667" calcext:value-type="string">
            <text:p>0.05667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style-name="ce20"/>
          <table:table-cell table:number-columns-repeated="12"/>
        </table:table-row>
        <table:table-row table:style-name="ro11">
          <table:table-cell table:style-name="ce21" office:value-type="string" calcext:value-type="string">
            <text:p><text:span text:style-name="T1">Test</text:span> Set</text:p>
          </table:table-cell>
          <table:table-cell table:number-columns-repeated="12"/>
        </table:table-row>
        <table:table-row table:style-name="ro12">
          <table:table-cell table:number-columns-repeated="13"/>
        </table:table-row>
        <table:table-row table:style-name="ro9">
          <table:table-cell table:style-name="ce22" office:value-type="string" calcext:value-type="string">
            <text:p>Offset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INFO.OBBA.OBBA.OBMAKE(&quot;testSetOffset&quot;;&quot;Integer&quot;;[.B72])" office:value-type="string" office:string-value="testSetOffset &#10;[7399]" calcext:value-type="string">
            <text:p>testSetOffset </text:p>
            <text:p>[7399]</text:p>
          </table:table-cell>
          <table:table-cell table:number-columns-repeated="8"/>
        </table:table-row>
        <table:table-row table:style-name="ro13">
          <table:table-cell table:style-name="ce22" office:value-type="string" calcext:value-type="string">
            <text:p>Row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INFO.OBBA.OBBA.OBMAKE(&quot;testSetLength&quot;;&quot;Integer&quot;;[.B73])" office:value-type="string" office:string-value="testSetLength &#10;[7400]" calcext:value-type="string">
            <text:p>testSetLength </text:p>
            <text:p>[7400]</text:p>
          </table:table-cell>
          <table:table-cell table:number-columns-repeated="8"/>
        </table:table-row>
        <table:table-row table:style-name="ro6">
          <table:table-cell table:style-name="ce22" office:value-type="string" calcext:value-type="string">
            <text:p>ValidationSetTable</text:p>
          </table:table-cell>
          <table:table-cell table:number-columns-repeated="3"/>
          <table:table-cell table:formula="of:=INFO.OBBA.OBBA.OBCALL(&quot;testSetTable&quot;;[.E3];&quot;execute&quot;;[.E2];[.E72];[.E73];[.E1])" office:value-type="string" office:string-value="testSetTable &#10;[7401]" calcext:value-type="string">
            <text:p>testSetTable </text:p>
            <text:p>[7401]</text:p>
          </table:table-cell>
          <table:table-cell table:number-columns-repeated="8"/>
        </table:table-row>
        <table:table-row table:style-name="ro13">
          <table:table-cell table:style-name="ce22" office:value-type="string" calcext:value-type="string">
            <text:p>UnlabeledInstances</text:p>
          </table:table-cell>
          <table:table-cell table:number-columns-repeated="3"/>
          <table:table-cell table:formula="of:=INFO.OBBA.OBBA.OBMAKE(&quot;uli&quot;;&quot;String[][]&quot;;[.A79:.J128])" office:value-type="string" office:string-value="uli &#10;[7402]" calcext:value-type="string">
            <text:p>uli </text:p>
            <text:p>[7402]</text:p>
          </table:table-cell>
          <table:table-cell table:number-columns-repeated="8"/>
        </table:table-row>
        <table:table-row table:style-name="ro13">
          <table:table-cell table:style-name="ce22" office:value-type="string" calcext:value-type="string">
            <text:p>PredictedValues</text:p>
          </table:table-cell>
          <table:table-cell table:number-columns-repeated="3"/>
          <table:table-cell table:formula="of:=INFO.OBBA.OBBA.OBCALL(&quot;values&quot;;[.E7];&quot;execute&quot;;[.E5];[.B13];[.E75];[.B14])" office:value-type="string" office:string-value="values &#10;[7403]" calcext:value-type="string">
            <text:p>values </text:p>
            <text:p>[7403]</text:p>
          </table:table-cell>
          <table:table-cell table:number-columns-repeated="8"/>
        </table:table-row>
        <table:table-row table:style-name="ro5">
          <table:table-cell table:number-columns-repeated="13"/>
        </table:table-row>
        <table:table-row table:style-name="ro5">
          <table:table-cell table:style-name="ce22" table:number-matrix-columns-spanned="11" table:number-matrix-rows-spanned="51" table:formula="of:=INFO.OBBA.OBBA.OBGET([.E74])" office:value-type="string" office:string-value="radius" calcext:value-type="string">
            <text:p>radius</text:p>
          </table:table-cell>
          <table:table-cell table:style-name="ce22" office:value-type="string" office:string-value="texture" calcext:value-type="string">
            <text:p>texture</text:p>
          </table:table-cell>
          <table:table-cell table:style-name="ce22" office:value-type="string" office:string-value="perimeter" calcext:value-type="string">
            <text:p>perimeter</text:p>
          </table:table-cell>
          <table:table-cell table:style-name="ce22" office:value-type="string" office:string-value="area" calcext:value-type="string">
            <text:p>area</text:p>
          </table:table-cell>
          <table:table-cell table:style-name="ce22" office:value-type="string" office:string-value="smoothness" calcext:value-type="string">
            <text:p>smoothness</text:p>
          </table:table-cell>
          <table:table-cell table:style-name="ce22" office:value-type="string" office:string-value="compactness" calcext:value-type="string">
            <text:p>compactness</text:p>
          </table:table-cell>
          <table:table-cell table:style-name="ce22" office:value-type="string" office:string-value="concavity" calcext:value-type="string">
            <text:p>concavity</text:p>
          </table:table-cell>
          <table:table-cell table:style-name="ce22" office:value-type="string" office:string-value="concave points" calcext:value-type="string">
            <text:p>concave points</text:p>
          </table:table-cell>
          <table:table-cell table:style-name="ce22" office:value-type="string" office:string-value="symmetry" calcext:value-type="string">
            <text:p>symmetry</text:p>
          </table:table-cell>
          <table:table-cell table:style-name="ce22" office:value-type="string" office:string-value="fractal dimension" calcext:value-type="string">
            <text:p>fractal dimension</text:p>
          </table:table-cell>
          <table:table-cell table:style-name="ce22" office:value-type="string" office:string-value="class" calcext:value-type="string">
            <text:p>class</text:p>
          </table:table-cell>
          <table:table-cell table:style-name="ce22" office:value-type="string" calcext:value-type="string">
            <text:p>predicted values</text:p>
          </table:table-cell>
          <table:table-cell table:style-name="ce22"/>
        </table:table-row>
        <table:table-row table:style-name="ro5">
          <table:table-cell office:value-type="string" office:string-value="15.49" calcext:value-type="string">
            <text:p>15.49</text:p>
          </table:table-cell>
          <table:table-cell office:value-type="string" office:string-value="19.97" calcext:value-type="string">
            <text:p>19.97</text:p>
          </table:table-cell>
          <table:table-cell office:value-type="string" office:string-value="102.4" calcext:value-type="string">
            <text:p>102.4</text:p>
          </table:table-cell>
          <table:table-cell office:value-type="string" office:string-value="744.7" calcext:value-type="string">
            <text:p>744.7</text:p>
          </table:table-cell>
          <table:table-cell office:value-type="string" office:string-value="0.116" calcext:value-type="string">
            <text:p>0.116</text:p>
          </table:table-cell>
          <table:table-cell office:value-type="string" office:string-value="0.1562" calcext:value-type="string">
            <text:p>0.1562</text:p>
          </table:table-cell>
          <table:table-cell office:value-type="string" office:string-value="0.1891" calcext:value-type="string">
            <text:p>0.1891</text:p>
          </table:table-cell>
          <table:table-cell office:value-type="string" office:string-value="0.09113" calcext:value-type="string">
            <text:p>0.09113</text:p>
          </table:table-cell>
          <table:table-cell office:value-type="string" office:string-value="0.1929" calcext:value-type="string">
            <text:p>0.1929</text:p>
          </table:table-cell>
          <table:table-cell office:value-type="string" office:string-value="0.06744" calcext:value-type="string">
            <text:p>0.06744</text:p>
          </table:table-cell>
          <table:table-cell office:value-type="string" office:string-value="M" calcext:value-type="string">
            <text:p>M</text:p>
          </table:table-cell>
          <table:table-cell table:number-matrix-columns-spanned="1" table:number-matrix-rows-spanned="50" table:formula="of:=INFO.OBBA.OBBA.OBGET([.E76])"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3.9" calcext:value-type="string">
            <text:p>13.9</text:p>
          </table:table-cell>
          <table:table-cell office:value-type="string" office:string-value="16.62" calcext:value-type="string">
            <text:p>16.62</text:p>
          </table:table-cell>
          <table:table-cell office:value-type="string" office:string-value="88.97" calcext:value-type="string">
            <text:p>88.97</text:p>
          </table:table-cell>
          <table:table-cell office:value-type="string" office:string-value="599.4" calcext:value-type="string">
            <text:p>599.4</text:p>
          </table:table-cell>
          <table:table-cell office:value-type="string" office:string-value="0.06828" calcext:value-type="string">
            <text:p>0.06828</text:p>
          </table:table-cell>
          <table:table-cell office:value-type="string" office:string-value="0.05319" calcext:value-type="string">
            <text:p>0.05319</text:p>
          </table:table-cell>
          <table:table-cell office:value-type="string" office:string-value="0.02224" calcext:value-type="string">
            <text:p>0.02224</text:p>
          </table:table-cell>
          <table:table-cell office:value-type="string" office:string-value="0.01339" calcext:value-type="string">
            <text:p>0.01339</text:p>
          </table:table-cell>
          <table:table-cell office:value-type="string" office:string-value="0.1813" calcext:value-type="string">
            <text:p>0.1813</text:p>
          </table:table-cell>
          <table:table-cell office:value-type="string" office:string-value="0.05536" calcext:value-type="string">
            <text:p>0.05536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1.71" calcext:value-type="string">
            <text:p>11.71</text:p>
          </table:table-cell>
          <table:table-cell office:value-type="string" office:string-value="16.67" calcext:value-type="string">
            <text:p>16.67</text:p>
          </table:table-cell>
          <table:table-cell office:value-type="string" office:string-value="74.72" calcext:value-type="string">
            <text:p>74.72</text:p>
          </table:table-cell>
          <table:table-cell office:value-type="string" office:string-value="423.6" calcext:value-type="string">
            <text:p>423.6</text:p>
          </table:table-cell>
          <table:table-cell office:value-type="string" office:string-value="0.1051" calcext:value-type="string">
            <text:p>0.1051</text:p>
          </table:table-cell>
          <table:table-cell office:value-type="string" office:string-value="0.06095" calcext:value-type="string">
            <text:p>0.06095</text:p>
          </table:table-cell>
          <table:table-cell office:value-type="string" office:string-value="0.03592" calcext:value-type="string">
            <text:p>0.03592</text:p>
          </table:table-cell>
          <table:table-cell office:value-type="string" office:string-value="0.026" calcext:value-type="string">
            <text:p>0.026</text:p>
          </table:table-cell>
          <table:table-cell office:value-type="string" office:string-value="0.1339" calcext:value-type="string">
            <text:p>0.1339</text:p>
          </table:table-cell>
          <table:table-cell office:value-type="string" office:string-value="0.05945" calcext:value-type="string">
            <text:p>0.0594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5.78" calcext:value-type="string">
            <text:p>15.78</text:p>
          </table:table-cell>
          <table:table-cell office:value-type="string" office:string-value="17.89" calcext:value-type="string">
            <text:p>17.89</text:p>
          </table:table-cell>
          <table:table-cell office:value-type="string" office:string-value="103.6" calcext:value-type="string">
            <text:p>103.6</text:p>
          </table:table-cell>
          <table:table-cell office:value-type="string" office:string-value="781" calcext:value-type="string">
            <text:p>781</text:p>
          </table:table-cell>
          <table:table-cell office:value-type="string" office:string-value="0.0971" calcext:value-type="string">
            <text:p>0.0971</text:p>
          </table:table-cell>
          <table:table-cell office:value-type="string" office:string-value="0.1292" calcext:value-type="string">
            <text:p>0.1292</text:p>
          </table:table-cell>
          <table:table-cell office:value-type="string" office:string-value="0.09954" calcext:value-type="string">
            <text:p>0.09954</text:p>
          </table:table-cell>
          <table:table-cell office:value-type="string" office:string-value="0.06606" calcext:value-type="string">
            <text:p>0.06606</text:p>
          </table:table-cell>
          <table:table-cell office:value-type="string" office:string-value="0.1842" calcext:value-type="string">
            <text:p>0.1842</text:p>
          </table:table-cell>
          <table:table-cell office:value-type="string" office:string-value="0.06082" calcext:value-type="string">
            <text:p>0.06082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1.41" calcext:value-type="string">
            <text:p>11.41</text:p>
          </table:table-cell>
          <table:table-cell office:value-type="string" office:string-value="10.82" calcext:value-type="string">
            <text:p>10.82</text:p>
          </table:table-cell>
          <table:table-cell office:value-type="string" office:string-value="73.34" calcext:value-type="string">
            <text:p>73.34</text:p>
          </table:table-cell>
          <table:table-cell office:value-type="string" office:string-value="403.3" calcext:value-type="string">
            <text:p>403.3</text:p>
          </table:table-cell>
          <table:table-cell office:value-type="string" office:string-value="0.09373" calcext:value-type="string">
            <text:p>0.09373</text:p>
          </table:table-cell>
          <table:table-cell office:value-type="string" office:string-value="0.06685" calcext:value-type="string">
            <text:p>0.06685</text:p>
          </table:table-cell>
          <table:table-cell office:value-type="string" office:string-value="0.03512" calcext:value-type="string">
            <text:p>0.03512</text:p>
          </table:table-cell>
          <table:table-cell office:value-type="string" office:string-value="0.02623" calcext:value-type="string">
            <text:p>0.02623</text:p>
          </table:table-cell>
          <table:table-cell office:value-type="string" office:string-value="0.1667" calcext:value-type="string">
            <text:p>0.1667</text:p>
          </table:table-cell>
          <table:table-cell office:value-type="string" office:string-value="0.06113" calcext:value-type="string">
            <text:p>0.06113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3.2" calcext:value-type="string">
            <text:p>13.2</text:p>
          </table:table-cell>
          <table:table-cell office:value-type="string" office:string-value="17.43" calcext:value-type="string">
            <text:p>17.43</text:p>
          </table:table-cell>
          <table:table-cell office:value-type="string" office:string-value="84.13" calcext:value-type="string">
            <text:p>84.13</text:p>
          </table:table-cell>
          <table:table-cell office:value-type="string" office:string-value="541.6" calcext:value-type="string">
            <text:p>541.6</text:p>
          </table:table-cell>
          <table:table-cell office:value-type="string" office:string-value="0.07215" calcext:value-type="string">
            <text:p>0.07215</text:p>
          </table:table-cell>
          <table:table-cell office:value-type="string" office:string-value="0.04524" calcext:value-type="string">
            <text:p>0.04524</text:p>
          </table:table-cell>
          <table:table-cell office:value-type="string" office:string-value="0.04336" calcext:value-type="string">
            <text:p>0.04336</text:p>
          </table:table-cell>
          <table:table-cell office:value-type="string" office:string-value="0.01105" calcext:value-type="string">
            <text:p>0.01105</text:p>
          </table:table-cell>
          <table:table-cell office:value-type="string" office:string-value="0.1487" calcext:value-type="string">
            <text:p>0.1487</text:p>
          </table:table-cell>
          <table:table-cell office:value-type="string" office:string-value="0.05635" calcext:value-type="string">
            <text:p>0.0563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4.61" calcext:value-type="string">
            <text:p>14.61</text:p>
          </table:table-cell>
          <table:table-cell office:value-type="string" office:string-value="15.69" calcext:value-type="string">
            <text:p>15.69</text:p>
          </table:table-cell>
          <table:table-cell office:value-type="string" office:string-value="92.68" calcext:value-type="string">
            <text:p>92.68</text:p>
          </table:table-cell>
          <table:table-cell office:value-type="string" office:string-value="664.9" calcext:value-type="string">
            <text:p>664.9</text:p>
          </table:table-cell>
          <table:table-cell office:value-type="string" office:string-value="0.07618" calcext:value-type="string">
            <text:p>0.07618</text:p>
          </table:table-cell>
          <table:table-cell office:value-type="string" office:string-value="0.03515" calcext:value-type="string">
            <text:p>0.03515</text:p>
          </table:table-cell>
          <table:table-cell office:value-type="string" office:string-value="0.01447" calcext:value-type="string">
            <text:p>0.01447</text:p>
          </table:table-cell>
          <table:table-cell office:value-type="string" office:string-value="0.01877" calcext:value-type="string">
            <text:p>0.01877</text:p>
          </table:table-cell>
          <table:table-cell office:value-type="string" office:string-value="0.1632" calcext:value-type="string">
            <text:p>0.1632</text:p>
          </table:table-cell>
          <table:table-cell office:value-type="string" office:string-value="0.05255" calcext:value-type="string">
            <text:p>0.0525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4.48" calcext:value-type="string">
            <text:p>14.48</text:p>
          </table:table-cell>
          <table:table-cell office:value-type="string" office:string-value="21.46" calcext:value-type="string">
            <text:p>21.46</text:p>
          </table:table-cell>
          <table:table-cell office:value-type="string" office:string-value="94.25" calcext:value-type="string">
            <text:p>94.25</text:p>
          </table:table-cell>
          <table:table-cell office:value-type="string" office:string-value="648.2" calcext:value-type="string">
            <text:p>648.2</text:p>
          </table:table-cell>
          <table:table-cell office:value-type="string" office:string-value="0.09444" calcext:value-type="string">
            <text:p>0.09444</text:p>
          </table:table-cell>
          <table:table-cell office:value-type="string" office:string-value="0.09947" calcext:value-type="string">
            <text:p>0.09947</text:p>
          </table:table-cell>
          <table:table-cell office:value-type="string" office:string-value="0.1204" calcext:value-type="string">
            <text:p>0.1204</text:p>
          </table:table-cell>
          <table:table-cell office:value-type="string" office:string-value="0.04938" calcext:value-type="string">
            <text:p>0.04938</text:p>
          </table:table-cell>
          <table:table-cell office:value-type="string" office:string-value="0.2075" calcext:value-type="string">
            <text:p>0.2075</text:p>
          </table:table-cell>
          <table:table-cell office:value-type="string" office:string-value="0.05636" calcext:value-type="string">
            <text:p>0.05636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1.74" calcext:value-type="string">
            <text:p>11.74</text:p>
          </table:table-cell>
          <table:table-cell office:value-type="string" office:string-value="14.69" calcext:value-type="string">
            <text:p>14.69</text:p>
          </table:table-cell>
          <table:table-cell office:value-type="string" office:string-value="76.31" calcext:value-type="string">
            <text:p>76.31</text:p>
          </table:table-cell>
          <table:table-cell office:value-type="string" office:string-value="426" calcext:value-type="string">
            <text:p>426</text:p>
          </table:table-cell>
          <table:table-cell office:value-type="string" office:string-value="0.08099" calcext:value-type="string">
            <text:p>0.08099</text:p>
          </table:table-cell>
          <table:table-cell office:value-type="string" office:string-value="0.09661" calcext:value-type="string">
            <text:p>0.09661</text:p>
          </table:table-cell>
          <table:table-cell office:value-type="string" office:string-value="0.06726" calcext:value-type="string">
            <text:p>0.06726</text:p>
          </table:table-cell>
          <table:table-cell office:value-type="string" office:string-value="0.02639" calcext:value-type="string">
            <text:p>0.02639</text:p>
          </table:table-cell>
          <table:table-cell office:value-type="string" office:string-value="0.1499" calcext:value-type="string">
            <text:p>0.1499</text:p>
          </table:table-cell>
          <table:table-cell office:value-type="string" office:string-value="0.06758" calcext:value-type="string">
            <text:p>0.06758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4.42" calcext:value-type="string">
            <text:p>14.42</text:p>
          </table:table-cell>
          <table:table-cell office:value-type="string" office:string-value="16.54" calcext:value-type="string">
            <text:p>16.54</text:p>
          </table:table-cell>
          <table:table-cell office:value-type="string" office:string-value="94.15" calcext:value-type="string">
            <text:p>94.15</text:p>
          </table:table-cell>
          <table:table-cell office:value-type="string" office:string-value="641.2" calcext:value-type="string">
            <text:p>641.2</text:p>
          </table:table-cell>
          <table:table-cell office:value-type="string" office:string-value="0.09751" calcext:value-type="string">
            <text:p>0.09751</text:p>
          </table:table-cell>
          <table:table-cell office:value-type="string" office:string-value="0.1139" calcext:value-type="string">
            <text:p>0.1139</text:p>
          </table:table-cell>
          <table:table-cell office:value-type="string" office:string-value="0.08007" calcext:value-type="string">
            <text:p>0.08007</text:p>
          </table:table-cell>
          <table:table-cell office:value-type="string" office:string-value="0.04223" calcext:value-type="string">
            <text:p>0.04223</text:p>
          </table:table-cell>
          <table:table-cell office:value-type="string" office:string-value="0.1912" calcext:value-type="string">
            <text:p>0.1912</text:p>
          </table:table-cell>
          <table:table-cell office:value-type="string" office:string-value="0.06412" calcext:value-type="string">
            <text:p>0.06412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4.42" calcext:value-type="string">
            <text:p>14.42</text:p>
          </table:table-cell>
          <table:table-cell office:value-type="string" office:string-value="19.77" calcext:value-type="string">
            <text:p>19.77</text:p>
          </table:table-cell>
          <table:table-cell office:value-type="string" office:string-value="94.48" calcext:value-type="string">
            <text:p>94.48</text:p>
          </table:table-cell>
          <table:table-cell office:value-type="string" office:string-value="642.5" calcext:value-type="string">
            <text:p>642.5</text:p>
          </table:table-cell>
          <table:table-cell office:value-type="string" office:string-value="0.09752" calcext:value-type="string">
            <text:p>0.09752</text:p>
          </table:table-cell>
          <table:table-cell office:value-type="string" office:string-value="0.1141" calcext:value-type="string">
            <text:p>0.1141</text:p>
          </table:table-cell>
          <table:table-cell office:value-type="string" office:string-value="0.09388" calcext:value-type="string">
            <text:p>0.09388</text:p>
          </table:table-cell>
          <table:table-cell office:value-type="string" office:string-value="0.05839" calcext:value-type="string">
            <text:p>0.05839</text:p>
          </table:table-cell>
          <table:table-cell office:value-type="string" office:string-value="0.1879" calcext:value-type="string">
            <text:p>0.1879</text:p>
          </table:table-cell>
          <table:table-cell office:value-type="string" office:string-value="0.0639" calcext:value-type="string">
            <text:p>0.0639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4.22" calcext:value-type="string">
            <text:p>14.22</text:p>
          </table:table-cell>
          <table:table-cell office:value-type="string" office:string-value="27.85" calcext:value-type="string">
            <text:p>27.85</text:p>
          </table:table-cell>
          <table:table-cell office:value-type="string" office:string-value="92.55" calcext:value-type="string">
            <text:p>92.55</text:p>
          </table:table-cell>
          <table:table-cell office:value-type="string" office:string-value="623.9" calcext:value-type="string">
            <text:p>623.9</text:p>
          </table:table-cell>
          <table:table-cell office:value-type="string" office:string-value="0.08223" calcext:value-type="string">
            <text:p>0.08223</text:p>
          </table:table-cell>
          <table:table-cell office:value-type="string" office:string-value="0.1039" calcext:value-type="string">
            <text:p>0.1039</text:p>
          </table:table-cell>
          <table:table-cell office:value-type="string" office:string-value="0.1103" calcext:value-type="string">
            <text:p>0.1103</text:p>
          </table:table-cell>
          <table:table-cell office:value-type="string" office:string-value="0.04408" calcext:value-type="string">
            <text:p>0.04408</text:p>
          </table:table-cell>
          <table:table-cell office:value-type="string" office:string-value="0.1342" calcext:value-type="string">
            <text:p>0.1342</text:p>
          </table:table-cell>
          <table:table-cell office:value-type="string" office:string-value="0.06129" calcext:value-type="string">
            <text:p>0.06129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1.33" calcext:value-type="string">
            <text:p>11.33</text:p>
          </table:table-cell>
          <table:table-cell office:value-type="string" office:string-value="14.16" calcext:value-type="string">
            <text:p>14.16</text:p>
          </table:table-cell>
          <table:table-cell office:value-type="string" office:string-value="71.79" calcext:value-type="string">
            <text:p>71.79</text:p>
          </table:table-cell>
          <table:table-cell office:value-type="string" office:string-value="396.6" calcext:value-type="string">
            <text:p>396.6</text:p>
          </table:table-cell>
          <table:table-cell office:value-type="string" office:string-value="0.09379" calcext:value-type="string">
            <text:p>0.09379</text:p>
          </table:table-cell>
          <table:table-cell office:value-type="string" office:string-value="0.03872" calcext:value-type="string">
            <text:p>0.03872</text:p>
          </table:table-cell>
          <table:table-cell office:value-type="string" office:string-value="0.001487" calcext:value-type="string">
            <text:p>0.001487</text:p>
          </table:table-cell>
          <table:table-cell office:value-type="string" office:string-value="0.003333" calcext:value-type="string">
            <text:p>0.003333</text:p>
          </table:table-cell>
          <table:table-cell office:value-type="string" office:string-value="0.1954" calcext:value-type="string">
            <text:p>0.1954</text:p>
          </table:table-cell>
          <table:table-cell office:value-type="string" office:string-value="0.05821" calcext:value-type="string">
            <text:p>0.05821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5.71" calcext:value-type="string">
            <text:p>15.71</text:p>
          </table:table-cell>
          <table:table-cell office:value-type="string" office:string-value="13.93" calcext:value-type="string">
            <text:p>13.93</text:p>
          </table:table-cell>
          <table:table-cell office:value-type="string" office:string-value="102" calcext:value-type="string">
            <text:p>102</text:p>
          </table:table-cell>
          <table:table-cell office:value-type="string" office:string-value="761.7" calcext:value-type="string">
            <text:p>761.7</text:p>
          </table:table-cell>
          <table:table-cell office:value-type="string" office:string-value="0.09462" calcext:value-type="string">
            <text:p>0.09462</text:p>
          </table:table-cell>
          <table:table-cell office:value-type="string" office:string-value="0.09462" calcext:value-type="string">
            <text:p>0.09462</text:p>
          </table:table-cell>
          <table:table-cell office:value-type="string" office:string-value="0.07135" calcext:value-type="string">
            <text:p>0.07135</text:p>
          </table:table-cell>
          <table:table-cell office:value-type="string" office:string-value="0.05933" calcext:value-type="string">
            <text:p>0.05933</text:p>
          </table:table-cell>
          <table:table-cell office:value-type="string" office:string-value="0.1816" calcext:value-type="string">
            <text:p>0.1816</text:p>
          </table:table-cell>
          <table:table-cell office:value-type="string" office:string-value="0.05723" calcext:value-type="string">
            <text:p>0.05723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8.598" calcext:value-type="string">
            <text:p>8.598</text:p>
          </table:table-cell>
          <table:table-cell office:value-type="string" office:string-value="20.98" calcext:value-type="string">
            <text:p>20.98</text:p>
          </table:table-cell>
          <table:table-cell office:value-type="string" office:string-value="54.66" calcext:value-type="string">
            <text:p>54.66</text:p>
          </table:table-cell>
          <table:table-cell office:value-type="string" office:string-value="221.8" calcext:value-type="string">
            <text:p>221.8</text:p>
          </table:table-cell>
          <table:table-cell office:value-type="string" office:string-value="0.1243" calcext:value-type="string">
            <text:p>0.1243</text:p>
          </table:table-cell>
          <table:table-cell office:value-type="string" office:string-value="0.08963" calcext:value-type="string">
            <text:p>0.08963</text:p>
          </table:table-cell>
          <table:table-cell office:value-type="string" office:string-value="0.03" calcext:value-type="string">
            <text:p>0.03</text:p>
          </table:table-cell>
          <table:table-cell office:value-type="string" office:string-value="0.009259" calcext:value-type="string">
            <text:p>0.009259</text:p>
          </table:table-cell>
          <table:table-cell office:value-type="string" office:string-value="0.1828" calcext:value-type="string">
            <text:p>0.1828</text:p>
          </table:table-cell>
          <table:table-cell office:value-type="string" office:string-value="0.06757" calcext:value-type="string">
            <text:p>0.06757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8.734" calcext:value-type="string">
            <text:p>8.734</text:p>
          </table:table-cell>
          <table:table-cell office:value-type="string" office:string-value="16.84" calcext:value-type="string">
            <text:p>16.84</text:p>
          </table:table-cell>
          <table:table-cell office:value-type="string" office:string-value="55.27" calcext:value-type="string">
            <text:p>55.27</text:p>
          </table:table-cell>
          <table:table-cell office:value-type="string" office:string-value="234.3" calcext:value-type="string">
            <text:p>234.3</text:p>
          </table:table-cell>
          <table:table-cell office:value-type="string" office:string-value="0.1039" calcext:value-type="string">
            <text:p>0.1039</text:p>
          </table:table-cell>
          <table:table-cell office:value-type="string" office:string-value="0.07428" calcext:value-type="string">
            <text:p>0.07428</text:p>
          </table:table-cell>
          <table:table-cell office:value-type="string" office:string-value="0" calcext:value-type="string">
            <text:p>0</text:p>
          </table:table-cell>
          <table:table-cell office:value-type="string" office:string-value="0" calcext:value-type="string">
            <text:p>0</text:p>
          </table:table-cell>
          <table:table-cell office:value-type="string" office:string-value="0.1985" calcext:value-type="string">
            <text:p>0.1985</text:p>
          </table:table-cell>
          <table:table-cell office:value-type="string" office:string-value="0.07098" calcext:value-type="string">
            <text:p>0.07098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1.76" calcext:value-type="string">
            <text:p>11.76</text:p>
          </table:table-cell>
          <table:table-cell office:value-type="string" office:string-value="21.6" calcext:value-type="string">
            <text:p>21.6</text:p>
          </table:table-cell>
          <table:table-cell office:value-type="string" office:string-value="74.72" calcext:value-type="string">
            <text:p>74.72</text:p>
          </table:table-cell>
          <table:table-cell office:value-type="string" office:string-value="427.9" calcext:value-type="string">
            <text:p>427.9</text:p>
          </table:table-cell>
          <table:table-cell office:value-type="string" office:string-value="0.08637" calcext:value-type="string">
            <text:p>0.08637</text:p>
          </table:table-cell>
          <table:table-cell office:value-type="string" office:string-value="0.04966" calcext:value-type="string">
            <text:p>0.04966</text:p>
          </table:table-cell>
          <table:table-cell office:value-type="string" office:string-value="0.01657" calcext:value-type="string">
            <text:p>0.01657</text:p>
          </table:table-cell>
          <table:table-cell office:value-type="string" office:string-value="0.01115" calcext:value-type="string">
            <text:p>0.01115</text:p>
          </table:table-cell>
          <table:table-cell office:value-type="string" office:string-value="0.1495" calcext:value-type="string">
            <text:p>0.1495</text:p>
          </table:table-cell>
          <table:table-cell office:value-type="string" office:string-value="0.05888" calcext:value-type="string">
            <text:p>0.05888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2.58" calcext:value-type="string">
            <text:p>12.58</text:p>
          </table:table-cell>
          <table:table-cell office:value-type="string" office:string-value="18.4" calcext:value-type="string">
            <text:p>18.4</text:p>
          </table:table-cell>
          <table:table-cell office:value-type="string" office:string-value="79.83" calcext:value-type="string">
            <text:p>79.83</text:p>
          </table:table-cell>
          <table:table-cell office:value-type="string" office:string-value="489" calcext:value-type="string">
            <text:p>489</text:p>
          </table:table-cell>
          <table:table-cell office:value-type="string" office:string-value="0.08393" calcext:value-type="string">
            <text:p>0.08393</text:p>
          </table:table-cell>
          <table:table-cell office:value-type="string" office:string-value="0.04216" calcext:value-type="string">
            <text:p>0.04216</text:p>
          </table:table-cell>
          <table:table-cell office:value-type="string" office:string-value="0.00186" calcext:value-type="string">
            <text:p>0.00186</text:p>
          </table:table-cell>
          <table:table-cell office:value-type="string" office:string-value="0.002924" calcext:value-type="string">
            <text:p>0.002924</text:p>
          </table:table-cell>
          <table:table-cell office:value-type="string" office:string-value="0.1697" calcext:value-type="string">
            <text:p>0.1697</text:p>
          </table:table-cell>
          <table:table-cell office:value-type="string" office:string-value="0.05855" calcext:value-type="string">
            <text:p>0.0585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3.21" calcext:value-type="string">
            <text:p>13.21</text:p>
          </table:table-cell>
          <table:table-cell office:value-type="string" office:string-value="25.25" calcext:value-type="string">
            <text:p>25.25</text:p>
          </table:table-cell>
          <table:table-cell office:value-type="string" office:string-value="84.1" calcext:value-type="string">
            <text:p>84.1</text:p>
          </table:table-cell>
          <table:table-cell office:value-type="string" office:string-value="537.9" calcext:value-type="string">
            <text:p>537.9</text:p>
          </table:table-cell>
          <table:table-cell office:value-type="string" office:string-value="0.08791" calcext:value-type="string">
            <text:p>0.08791</text:p>
          </table:table-cell>
          <table:table-cell office:value-type="string" office:string-value="0.05205" calcext:value-type="string">
            <text:p>0.05205</text:p>
          </table:table-cell>
          <table:table-cell office:value-type="string" office:string-value="0.02772" calcext:value-type="string">
            <text:p>0.02772</text:p>
          </table:table-cell>
          <table:table-cell office:value-type="string" office:string-value="0.02068" calcext:value-type="string">
            <text:p>0.02068</text:p>
          </table:table-cell>
          <table:table-cell office:value-type="string" office:string-value="0.1619" calcext:value-type="string">
            <text:p>0.1619</text:p>
          </table:table-cell>
          <table:table-cell office:value-type="string" office:string-value="0.05584" calcext:value-type="string">
            <text:p>0.05584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3.05" calcext:value-type="string">
            <text:p>13.05</text:p>
          </table:table-cell>
          <table:table-cell office:value-type="string" office:string-value="18.59" calcext:value-type="string">
            <text:p>18.59</text:p>
          </table:table-cell>
          <table:table-cell office:value-type="string" office:string-value="85.09" calcext:value-type="string">
            <text:p>85.09</text:p>
          </table:table-cell>
          <table:table-cell office:value-type="string" office:string-value="512" calcext:value-type="string">
            <text:p>512</text:p>
          </table:table-cell>
          <table:table-cell office:value-type="string" office:string-value="0.1082" calcext:value-type="string">
            <text:p>0.1082</text:p>
          </table:table-cell>
          <table:table-cell office:value-type="string" office:string-value="0.1304" calcext:value-type="string">
            <text:p>0.1304</text:p>
          </table:table-cell>
          <table:table-cell office:value-type="string" office:string-value="0.09603" calcext:value-type="string">
            <text:p>0.09603</text:p>
          </table:table-cell>
          <table:table-cell office:value-type="string" office:string-value="0.05603" calcext:value-type="string">
            <text:p>0.05603</text:p>
          </table:table-cell>
          <table:table-cell office:value-type="string" office:string-value="0.2035" calcext:value-type="string">
            <text:p>0.2035</text:p>
          </table:table-cell>
          <table:table-cell office:value-type="string" office:string-value="0.06501" calcext:value-type="string">
            <text:p>0.06501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2.99" calcext:value-type="string">
            <text:p>12.99</text:p>
          </table:table-cell>
          <table:table-cell office:value-type="string" office:string-value="14.23" calcext:value-type="string">
            <text:p>14.23</text:p>
          </table:table-cell>
          <table:table-cell office:value-type="string" office:string-value="84.08" calcext:value-type="string">
            <text:p>84.08</text:p>
          </table:table-cell>
          <table:table-cell office:value-type="string" office:string-value="514.3" calcext:value-type="string">
            <text:p>514.3</text:p>
          </table:table-cell>
          <table:table-cell office:value-type="string" office:string-value="0.09462" calcext:value-type="string">
            <text:p>0.09462</text:p>
          </table:table-cell>
          <table:table-cell office:value-type="string" office:string-value="0.09965" calcext:value-type="string">
            <text:p>0.09965</text:p>
          </table:table-cell>
          <table:table-cell office:value-type="string" office:string-value="0.03738" calcext:value-type="string">
            <text:p>0.03738</text:p>
          </table:table-cell>
          <table:table-cell office:value-type="string" office:string-value="0.02098" calcext:value-type="string">
            <text:p>0.02098</text:p>
          </table:table-cell>
          <table:table-cell office:value-type="string" office:string-value="0.1652" calcext:value-type="string">
            <text:p>0.1652</text:p>
          </table:table-cell>
          <table:table-cell office:value-type="string" office:string-value="0.07238" calcext:value-type="string">
            <text:p>0.07238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9.397" calcext:value-type="string">
            <text:p>9.397</text:p>
          </table:table-cell>
          <table:table-cell office:value-type="string" office:string-value="21.68" calcext:value-type="string">
            <text:p>21.68</text:p>
          </table:table-cell>
          <table:table-cell office:value-type="string" office:string-value="59.75" calcext:value-type="string">
            <text:p>59.75</text:p>
          </table:table-cell>
          <table:table-cell office:value-type="string" office:string-value="268.8" calcext:value-type="string">
            <text:p>268.8</text:p>
          </table:table-cell>
          <table:table-cell office:value-type="string" office:string-value="0.07969" calcext:value-type="string">
            <text:p>0.07969</text:p>
          </table:table-cell>
          <table:table-cell office:value-type="string" office:string-value="0.06053" calcext:value-type="string">
            <text:p>0.06053</text:p>
          </table:table-cell>
          <table:table-cell office:value-type="string" office:string-value="0.03735" calcext:value-type="string">
            <text:p>0.03735</text:p>
          </table:table-cell>
          <table:table-cell office:value-type="string" office:string-value="0.005128" calcext:value-type="string">
            <text:p>0.005128</text:p>
          </table:table-cell>
          <table:table-cell office:value-type="string" office:string-value="0.1274" calcext:value-type="string">
            <text:p>0.1274</text:p>
          </table:table-cell>
          <table:table-cell office:value-type="string" office:string-value="0.06724" calcext:value-type="string">
            <text:p>0.06724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2.32" calcext:value-type="string">
            <text:p>12.32</text:p>
          </table:table-cell>
          <table:table-cell office:value-type="string" office:string-value="12.39" calcext:value-type="string">
            <text:p>12.39</text:p>
          </table:table-cell>
          <table:table-cell office:value-type="string" office:string-value="78.85" calcext:value-type="string">
            <text:p>78.85</text:p>
          </table:table-cell>
          <table:table-cell office:value-type="string" office:string-value="464.1" calcext:value-type="string">
            <text:p>464.1</text:p>
          </table:table-cell>
          <table:table-cell office:value-type="string" office:string-value="0.1028" calcext:value-type="string">
            <text:p>0.1028</text:p>
          </table:table-cell>
          <table:table-cell office:value-type="string" office:string-value="0.06981" calcext:value-type="string">
            <text:p>0.06981</text:p>
          </table:table-cell>
          <table:table-cell office:value-type="string" office:string-value="0.03987" calcext:value-type="string">
            <text:p>0.03987</text:p>
          </table:table-cell>
          <table:table-cell office:value-type="string" office:string-value="0.037" calcext:value-type="string">
            <text:p>0.037</text:p>
          </table:table-cell>
          <table:table-cell office:value-type="string" office:string-value="0.1959" calcext:value-type="string">
            <text:p>0.1959</text:p>
          </table:table-cell>
          <table:table-cell office:value-type="string" office:string-value="0.05955" calcext:value-type="string">
            <text:p>0.0595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1.6" calcext:value-type="string">
            <text:p>11.6</text:p>
          </table:table-cell>
          <table:table-cell office:value-type="string" office:string-value="24.49" calcext:value-type="string">
            <text:p>24.49</text:p>
          </table:table-cell>
          <table:table-cell office:value-type="string" office:string-value="74.23" calcext:value-type="string">
            <text:p>74.23</text:p>
          </table:table-cell>
          <table:table-cell office:value-type="string" office:string-value="417.2" calcext:value-type="string">
            <text:p>417.2</text:p>
          </table:table-cell>
          <table:table-cell office:value-type="string" office:string-value="0.07474" calcext:value-type="string">
            <text:p>0.07474</text:p>
          </table:table-cell>
          <table:table-cell office:value-type="string" office:string-value="0.05688" calcext:value-type="string">
            <text:p>0.05688</text:p>
          </table:table-cell>
          <table:table-cell office:value-type="string" office:string-value="0.01974" calcext:value-type="string">
            <text:p>0.01974</text:p>
          </table:table-cell>
          <table:table-cell office:value-type="string" office:string-value="0.01313" calcext:value-type="string">
            <text:p>0.01313</text:p>
          </table:table-cell>
          <table:table-cell office:value-type="string" office:string-value="0.1935" calcext:value-type="string">
            <text:p>0.1935</text:p>
          </table:table-cell>
          <table:table-cell office:value-type="string" office:string-value="0.05878" calcext:value-type="string">
            <text:p>0.05878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3.68" calcext:value-type="string">
            <text:p>13.68</text:p>
          </table:table-cell>
          <table:table-cell office:value-type="string" office:string-value="16.33" calcext:value-type="string">
            <text:p>16.33</text:p>
          </table:table-cell>
          <table:table-cell office:value-type="string" office:string-value="87.76" calcext:value-type="string">
            <text:p>87.76</text:p>
          </table:table-cell>
          <table:table-cell office:value-type="string" office:string-value="575.5" calcext:value-type="string">
            <text:p>575.5</text:p>
          </table:table-cell>
          <table:table-cell office:value-type="string" office:string-value="0.09277" calcext:value-type="string">
            <text:p>0.09277</text:p>
          </table:table-cell>
          <table:table-cell office:value-type="string" office:string-value="0.07255" calcext:value-type="string">
            <text:p>0.07255</text:p>
          </table:table-cell>
          <table:table-cell office:value-type="string" office:string-value="0.01752" calcext:value-type="string">
            <text:p>0.01752</text:p>
          </table:table-cell>
          <table:table-cell office:value-type="string" office:string-value="0.0188" calcext:value-type="string">
            <text:p>0.0188</text:p>
          </table:table-cell>
          <table:table-cell office:value-type="string" office:string-value="0.1631" calcext:value-type="string">
            <text:p>0.1631</text:p>
          </table:table-cell>
          <table:table-cell office:value-type="string" office:string-value="0.06155" calcext:value-type="string">
            <text:p>0.0615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2.75" calcext:value-type="string">
            <text:p>12.75</text:p>
          </table:table-cell>
          <table:table-cell office:value-type="string" office:string-value="16.7" calcext:value-type="string">
            <text:p>16.7</text:p>
          </table:table-cell>
          <table:table-cell office:value-type="string" office:string-value="82.51" calcext:value-type="string">
            <text:p>82.51</text:p>
          </table:table-cell>
          <table:table-cell office:value-type="string" office:string-value="493.8" calcext:value-type="string">
            <text:p>493.8</text:p>
          </table:table-cell>
          <table:table-cell office:value-type="string" office:string-value="0.1125" calcext:value-type="string">
            <text:p>0.1125</text:p>
          </table:table-cell>
          <table:table-cell office:value-type="string" office:string-value="0.1117" calcext:value-type="string">
            <text:p>0.1117</text:p>
          </table:table-cell>
          <table:table-cell office:value-type="string" office:string-value="0.0388" calcext:value-type="string">
            <text:p>0.0388</text:p>
          </table:table-cell>
          <table:table-cell office:value-type="string" office:string-value="0.02995" calcext:value-type="string">
            <text:p>0.02995</text:p>
          </table:table-cell>
          <table:table-cell office:value-type="string" office:string-value="0.212" calcext:value-type="string">
            <text:p>0.212</text:p>
          </table:table-cell>
          <table:table-cell office:value-type="string" office:string-value="0.06623" calcext:value-type="string">
            <text:p>0.06623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3.01" calcext:value-type="string">
            <text:p>13.01</text:p>
          </table:table-cell>
          <table:table-cell office:value-type="string" office:string-value="22.22" calcext:value-type="string">
            <text:p>22.22</text:p>
          </table:table-cell>
          <table:table-cell office:value-type="string" office:string-value="82.01" calcext:value-type="string">
            <text:p>82.01</text:p>
          </table:table-cell>
          <table:table-cell office:value-type="string" office:string-value="526.4" calcext:value-type="string">
            <text:p>526.4</text:p>
          </table:table-cell>
          <table:table-cell office:value-type="string" office:string-value="0.06251" calcext:value-type="string">
            <text:p>0.06251</text:p>
          </table:table-cell>
          <table:table-cell office:value-type="string" office:string-value="0.01938" calcext:value-type="string">
            <text:p>0.01938</text:p>
          </table:table-cell>
          <table:table-cell office:value-type="string" office:string-value="0.001595" calcext:value-type="string">
            <text:p>0.001595</text:p>
          </table:table-cell>
          <table:table-cell office:value-type="string" office:string-value="0.001852" calcext:value-type="string">
            <text:p>0.001852</text:p>
          </table:table-cell>
          <table:table-cell office:value-type="string" office:string-value="0.1395" calcext:value-type="string">
            <text:p>0.1395</text:p>
          </table:table-cell>
          <table:table-cell office:value-type="string" office:string-value="0.05234" calcext:value-type="string">
            <text:p>0.05234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3.47" calcext:value-type="string">
            <text:p>13.47</text:p>
          </table:table-cell>
          <table:table-cell office:value-type="string" office:string-value="14.06" calcext:value-type="string">
            <text:p>14.06</text:p>
          </table:table-cell>
          <table:table-cell office:value-type="string" office:string-value="87.32" calcext:value-type="string">
            <text:p>87.32</text:p>
          </table:table-cell>
          <table:table-cell office:value-type="string" office:string-value="546.3" calcext:value-type="string">
            <text:p>546.3</text:p>
          </table:table-cell>
          <table:table-cell office:value-type="string" office:string-value="0.1071" calcext:value-type="string">
            <text:p>0.1071</text:p>
          </table:table-cell>
          <table:table-cell office:value-type="string" office:string-value="0.1155" calcext:value-type="string">
            <text:p>0.1155</text:p>
          </table:table-cell>
          <table:table-cell office:value-type="string" office:string-value="0.05786" calcext:value-type="string">
            <text:p>0.05786</text:p>
          </table:table-cell>
          <table:table-cell office:value-type="string" office:string-value="0.05266" calcext:value-type="string">
            <text:p>0.05266</text:p>
          </table:table-cell>
          <table:table-cell office:value-type="string" office:string-value="0.1779" calcext:value-type="string">
            <text:p>0.1779</text:p>
          </table:table-cell>
          <table:table-cell office:value-type="string" office:string-value="0.06639" calcext:value-type="string">
            <text:p>0.06639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0.08" calcext:value-type="string">
            <text:p>10.08</text:p>
          </table:table-cell>
          <table:table-cell office:value-type="string" office:string-value="15.11" calcext:value-type="string">
            <text:p>15.11</text:p>
          </table:table-cell>
          <table:table-cell office:value-type="string" office:string-value="63.76" calcext:value-type="string">
            <text:p>63.76</text:p>
          </table:table-cell>
          <table:table-cell office:value-type="string" office:string-value="317.5" calcext:value-type="string">
            <text:p>317.5</text:p>
          </table:table-cell>
          <table:table-cell office:value-type="string" office:string-value="0.09267" calcext:value-type="string">
            <text:p>0.09267</text:p>
          </table:table-cell>
          <table:table-cell office:value-type="string" office:string-value="0.04695" calcext:value-type="string">
            <text:p>0.04695</text:p>
          </table:table-cell>
          <table:table-cell office:value-type="string" office:string-value="0.001597" calcext:value-type="string">
            <text:p>0.001597</text:p>
          </table:table-cell>
          <table:table-cell office:value-type="string" office:string-value="0.002404" calcext:value-type="string">
            <text:p>0.002404</text:p>
          </table:table-cell>
          <table:table-cell office:value-type="string" office:string-value="0.1703" calcext:value-type="string">
            <text:p>0.1703</text:p>
          </table:table-cell>
          <table:table-cell office:value-type="string" office:string-value="0.06048" calcext:value-type="string">
            <text:p>0.06048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5.06" calcext:value-type="string">
            <text:p>15.06</text:p>
          </table:table-cell>
          <table:table-cell office:value-type="string" office:string-value="19.83" calcext:value-type="string">
            <text:p>19.83</text:p>
          </table:table-cell>
          <table:table-cell office:value-type="string" office:string-value="100.3" calcext:value-type="string">
            <text:p>100.3</text:p>
          </table:table-cell>
          <table:table-cell office:value-type="string" office:string-value="705.6" calcext:value-type="string">
            <text:p>705.6</text:p>
          </table:table-cell>
          <table:table-cell office:value-type="string" office:string-value="0.1039" calcext:value-type="string">
            <text:p>0.1039</text:p>
          </table:table-cell>
          <table:table-cell office:value-type="string" office:string-value="0.1553" calcext:value-type="string">
            <text:p>0.1553</text:p>
          </table:table-cell>
          <table:table-cell office:value-type="string" office:string-value="0.17" calcext:value-type="string">
            <text:p>0.17</text:p>
          </table:table-cell>
          <table:table-cell office:value-type="string" office:string-value="0.08815" calcext:value-type="string">
            <text:p>0.08815</text:p>
          </table:table-cell>
          <table:table-cell office:value-type="string" office:string-value="0.1855" calcext:value-type="string">
            <text:p>0.1855</text:p>
          </table:table-cell>
          <table:table-cell office:value-type="string" office:string-value="0.06284" calcext:value-type="string">
            <text:p>0.06284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1.14" calcext:value-type="string">
            <text:p>11.14</text:p>
          </table:table-cell>
          <table:table-cell office:value-type="string" office:string-value="14.07" calcext:value-type="string">
            <text:p>14.07</text:p>
          </table:table-cell>
          <table:table-cell office:value-type="string" office:string-value="71.24" calcext:value-type="string">
            <text:p>71.24</text:p>
          </table:table-cell>
          <table:table-cell office:value-type="string" office:string-value="384.6" calcext:value-type="string">
            <text:p>384.6</text:p>
          </table:table-cell>
          <table:table-cell office:value-type="string" office:string-value="0.07274" calcext:value-type="string">
            <text:p>0.07274</text:p>
          </table:table-cell>
          <table:table-cell office:value-type="string" office:string-value="0.06064" calcext:value-type="string">
            <text:p>0.06064</text:p>
          </table:table-cell>
          <table:table-cell office:value-type="string" office:string-value="0.04505" calcext:value-type="string">
            <text:p>0.04505</text:p>
          </table:table-cell>
          <table:table-cell office:value-type="string" office:string-value="0.01471" calcext:value-type="string">
            <text:p>0.01471</text:p>
          </table:table-cell>
          <table:table-cell office:value-type="string" office:string-value="0.169" calcext:value-type="string">
            <text:p>0.169</text:p>
          </table:table-cell>
          <table:table-cell office:value-type="string" office:string-value="0.06083" calcext:value-type="string">
            <text:p>0.06083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8.31" calcext:value-type="string">
            <text:p>18.31</text:p>
          </table:table-cell>
          <table:table-cell office:value-type="string" office:string-value="20.58" calcext:value-type="string">
            <text:p>20.58</text:p>
          </table:table-cell>
          <table:table-cell office:value-type="string" office:string-value="120.8" calcext:value-type="string">
            <text:p>120.8</text:p>
          </table:table-cell>
          <table:table-cell office:value-type="string" office:string-value="1052" calcext:value-type="string">
            <text:p>1052</text:p>
          </table:table-cell>
          <table:table-cell office:value-type="string" office:string-value="0.1068" calcext:value-type="string">
            <text:p>0.1068</text:p>
          </table:table-cell>
          <table:table-cell office:value-type="string" office:string-value="0.1248" calcext:value-type="string">
            <text:p>0.1248</text:p>
          </table:table-cell>
          <table:table-cell office:value-type="string" office:string-value="0.1569" calcext:value-type="string">
            <text:p>0.1569</text:p>
          </table:table-cell>
          <table:table-cell office:value-type="string" office:string-value="0.09451" calcext:value-type="string">
            <text:p>0.09451</text:p>
          </table:table-cell>
          <table:table-cell office:value-type="string" office:string-value="0.186" calcext:value-type="string">
            <text:p>0.186</text:p>
          </table:table-cell>
          <table:table-cell office:value-type="string" office:string-value="0.05941" calcext:value-type="string">
            <text:p>0.05941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4.69" calcext:value-type="string">
            <text:p>14.69</text:p>
          </table:table-cell>
          <table:table-cell office:value-type="string" office:string-value="13.98" calcext:value-type="string">
            <text:p>13.98</text:p>
          </table:table-cell>
          <table:table-cell office:value-type="string" office:string-value="98.22" calcext:value-type="string">
            <text:p>98.22</text:p>
          </table:table-cell>
          <table:table-cell office:value-type="string" office:string-value="656.1" calcext:value-type="string">
            <text:p>656.1</text:p>
          </table:table-cell>
          <table:table-cell office:value-type="string" office:string-value="0.1031" calcext:value-type="string">
            <text:p>0.1031</text:p>
          </table:table-cell>
          <table:table-cell office:value-type="string" office:string-value="0.1836" calcext:value-type="string">
            <text:p>0.1836</text:p>
          </table:table-cell>
          <table:table-cell office:value-type="string" office:string-value="0.145" calcext:value-type="string">
            <text:p>0.145</text:p>
          </table:table-cell>
          <table:table-cell office:value-type="string" office:string-value="0.063" calcext:value-type="string">
            <text:p>0.063</text:p>
          </table:table-cell>
          <table:table-cell office:value-type="string" office:string-value="0.2086" calcext:value-type="string">
            <text:p>0.2086</text:p>
          </table:table-cell>
          <table:table-cell office:value-type="string" office:string-value="0.07406" calcext:value-type="string">
            <text:p>0.07406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5.32" calcext:value-type="string">
            <text:p>15.32</text:p>
          </table:table-cell>
          <table:table-cell office:value-type="string" office:string-value="17.27" calcext:value-type="string">
            <text:p>17.27</text:p>
          </table:table-cell>
          <table:table-cell office:value-type="string" office:string-value="103.2" calcext:value-type="string">
            <text:p>103.2</text:p>
          </table:table-cell>
          <table:table-cell office:value-type="string" office:string-value="713.3" calcext:value-type="string">
            <text:p>713.3</text:p>
          </table:table-cell>
          <table:table-cell office:value-type="string" office:string-value="0.1335" calcext:value-type="string">
            <text:p>0.1335</text:p>
          </table:table-cell>
          <table:table-cell office:value-type="string" office:string-value="0.2284" calcext:value-type="string">
            <text:p>0.2284</text:p>
          </table:table-cell>
          <table:table-cell office:value-type="string" office:string-value="0.2448" calcext:value-type="string">
            <text:p>0.2448</text:p>
          </table:table-cell>
          <table:table-cell office:value-type="string" office:string-value="0.1242" calcext:value-type="string">
            <text:p>0.1242</text:p>
          </table:table-cell>
          <table:table-cell office:value-type="string" office:string-value="0.2398" calcext:value-type="string">
            <text:p>0.2398</text:p>
          </table:table-cell>
          <table:table-cell office:value-type="string" office:string-value="0.07596" calcext:value-type="string">
            <text:p>0.07596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2.67" calcext:value-type="string">
            <text:p>12.67</text:p>
          </table:table-cell>
          <table:table-cell office:value-type="string" office:string-value="17.3" calcext:value-type="string">
            <text:p>17.3</text:p>
          </table:table-cell>
          <table:table-cell office:value-type="string" office:string-value="81.25" calcext:value-type="string">
            <text:p>81.25</text:p>
          </table:table-cell>
          <table:table-cell office:value-type="string" office:string-value="489.9" calcext:value-type="string">
            <text:p>489.9</text:p>
          </table:table-cell>
          <table:table-cell office:value-type="string" office:string-value="0.1028" calcext:value-type="string">
            <text:p>0.1028</text:p>
          </table:table-cell>
          <table:table-cell office:value-type="string" office:string-value="0.07664" calcext:value-type="string">
            <text:p>0.07664</text:p>
          </table:table-cell>
          <table:table-cell office:value-type="string" office:string-value="0.03193" calcext:value-type="string">
            <text:p>0.03193</text:p>
          </table:table-cell>
          <table:table-cell office:value-type="string" office:string-value="0.02107" calcext:value-type="string">
            <text:p>0.02107</text:p>
          </table:table-cell>
          <table:table-cell office:value-type="string" office:string-value="0.1707" calcext:value-type="string">
            <text:p>0.1707</text:p>
          </table:table-cell>
          <table:table-cell office:value-type="string" office:string-value="0.05984" calcext:value-type="string">
            <text:p>0.05984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9.668" calcext:value-type="string">
            <text:p>9.668</text:p>
          </table:table-cell>
          <table:table-cell office:value-type="string" office:string-value="18.1" calcext:value-type="string">
            <text:p>18.1</text:p>
          </table:table-cell>
          <table:table-cell office:value-type="string" office:string-value="61.06" calcext:value-type="string">
            <text:p>61.06</text:p>
          </table:table-cell>
          <table:table-cell office:value-type="string" office:string-value="286.3" calcext:value-type="string">
            <text:p>286.3</text:p>
          </table:table-cell>
          <table:table-cell office:value-type="string" office:string-value="0.08311" calcext:value-type="string">
            <text:p>0.08311</text:p>
          </table:table-cell>
          <table:table-cell office:value-type="string" office:string-value="0.05428" calcext:value-type="string">
            <text:p>0.05428</text:p>
          </table:table-cell>
          <table:table-cell office:value-type="string" office:string-value="0.01479" calcext:value-type="string">
            <text:p>0.01479</text:p>
          </table:table-cell>
          <table:table-cell office:value-type="string" office:string-value="0.005769" calcext:value-type="string">
            <text:p>0.005769</text:p>
          </table:table-cell>
          <table:table-cell office:value-type="string" office:string-value="0.168" calcext:value-type="string">
            <text:p>0.168</text:p>
          </table:table-cell>
          <table:table-cell office:value-type="string" office:string-value="0.06412" calcext:value-type="string">
            <text:p>0.06412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8.82" calcext:value-type="string">
            <text:p>18.82</text:p>
          </table:table-cell>
          <table:table-cell office:value-type="string" office:string-value="21.97" calcext:value-type="string">
            <text:p>21.97</text:p>
          </table:table-cell>
          <table:table-cell office:value-type="string" office:string-value="123.7" calcext:value-type="string">
            <text:p>123.7</text:p>
          </table:table-cell>
          <table:table-cell office:value-type="string" office:string-value="1110" calcext:value-type="string">
            <text:p>1110</text:p>
          </table:table-cell>
          <table:table-cell office:value-type="string" office:string-value="0.1018" calcext:value-type="string">
            <text:p>0.1018</text:p>
          </table:table-cell>
          <table:table-cell office:value-type="string" office:string-value="0.1389" calcext:value-type="string">
            <text:p>0.1389</text:p>
          </table:table-cell>
          <table:table-cell office:value-type="string" office:string-value="0.1594" calcext:value-type="string">
            <text:p>0.1594</text:p>
          </table:table-cell>
          <table:table-cell office:value-type="string" office:string-value="0.08744" calcext:value-type="string">
            <text:p>0.08744</text:p>
          </table:table-cell>
          <table:table-cell office:value-type="string" office:string-value="0.1943" calcext:value-type="string">
            <text:p>0.1943</text:p>
          </table:table-cell>
          <table:table-cell office:value-type="string" office:string-value="0.06132" calcext:value-type="string">
            <text:p>0.06132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2.3" calcext:value-type="string">
            <text:p>12.3</text:p>
          </table:table-cell>
          <table:table-cell office:value-type="string" office:string-value="19.02" calcext:value-type="string">
            <text:p>19.02</text:p>
          </table:table-cell>
          <table:table-cell office:value-type="string" office:string-value="77.88" calcext:value-type="string">
            <text:p>77.88</text:p>
          </table:table-cell>
          <table:table-cell office:value-type="string" office:string-value="464.4" calcext:value-type="string">
            <text:p>464.4</text:p>
          </table:table-cell>
          <table:table-cell office:value-type="string" office:string-value="0.08313" calcext:value-type="string">
            <text:p>0.08313</text:p>
          </table:table-cell>
          <table:table-cell office:value-type="string" office:string-value="0.04202" calcext:value-type="string">
            <text:p>0.04202</text:p>
          </table:table-cell>
          <table:table-cell office:value-type="string" office:string-value="0.007756" calcext:value-type="string">
            <text:p>0.007756</text:p>
          </table:table-cell>
          <table:table-cell office:value-type="string" office:string-value="0.008535" calcext:value-type="string">
            <text:p>0.008535</text:p>
          </table:table-cell>
          <table:table-cell office:value-type="string" office:string-value="0.1539" calcext:value-type="string">
            <text:p>0.1539</text:p>
          </table:table-cell>
          <table:table-cell office:value-type="string" office:string-value="0.05945" calcext:value-type="string">
            <text:p>0.0594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2.54" calcext:value-type="string">
            <text:p>12.54</text:p>
          </table:table-cell>
          <table:table-cell office:value-type="string" office:string-value="18.07" calcext:value-type="string">
            <text:p>18.07</text:p>
          </table:table-cell>
          <table:table-cell office:value-type="string" office:string-value="79.42" calcext:value-type="string">
            <text:p>79.42</text:p>
          </table:table-cell>
          <table:table-cell office:value-type="string" office:string-value="491.9" calcext:value-type="string">
            <text:p>491.9</text:p>
          </table:table-cell>
          <table:table-cell office:value-type="string" office:string-value="0.07436" calcext:value-type="string">
            <text:p>0.07436</text:p>
          </table:table-cell>
          <table:table-cell office:value-type="string" office:string-value="0.0265" calcext:value-type="string">
            <text:p>0.0265</text:p>
          </table:table-cell>
          <table:table-cell office:value-type="string" office:string-value="0.001194" calcext:value-type="string">
            <text:p>0.001194</text:p>
          </table:table-cell>
          <table:table-cell office:value-type="string" office:string-value="0.005449" calcext:value-type="string">
            <text:p>0.005449</text:p>
          </table:table-cell>
          <table:table-cell office:value-type="string" office:string-value="0.1528" calcext:value-type="string">
            <text:p>0.1528</text:p>
          </table:table-cell>
          <table:table-cell office:value-type="string" office:string-value="0.05185" calcext:value-type="string">
            <text:p>0.0518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5.75" calcext:value-type="string">
            <text:p>15.75</text:p>
          </table:table-cell>
          <table:table-cell office:value-type="string" office:string-value="20.25" calcext:value-type="string">
            <text:p>20.25</text:p>
          </table:table-cell>
          <table:table-cell office:value-type="string" office:string-value="102.6" calcext:value-type="string">
            <text:p>102.6</text:p>
          </table:table-cell>
          <table:table-cell office:value-type="string" office:string-value="761.3" calcext:value-type="string">
            <text:p>761.3</text:p>
          </table:table-cell>
          <table:table-cell office:value-type="string" office:string-value="0.1025" calcext:value-type="string">
            <text:p>0.1025</text:p>
          </table:table-cell>
          <table:table-cell office:value-type="string" office:string-value="0.1204" calcext:value-type="string">
            <text:p>0.1204</text:p>
          </table:table-cell>
          <table:table-cell office:value-type="string" office:string-value="0.1147" calcext:value-type="string">
            <text:p>0.1147</text:p>
          </table:table-cell>
          <table:table-cell office:value-type="string" office:string-value="0.06462" calcext:value-type="string">
            <text:p>0.06462</text:p>
          </table:table-cell>
          <table:table-cell office:value-type="string" office:string-value="0.1935" calcext:value-type="string">
            <text:p>0.1935</text:p>
          </table:table-cell>
          <table:table-cell office:value-type="string" office:string-value="0.06303" calcext:value-type="string">
            <text:p>0.06303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9.295" calcext:value-type="string">
            <text:p>9.295</text:p>
          </table:table-cell>
          <table:table-cell office:value-type="string" office:string-value="13.9" calcext:value-type="string">
            <text:p>13.9</text:p>
          </table:table-cell>
          <table:table-cell office:value-type="string" office:string-value="59.96" calcext:value-type="string">
            <text:p>59.96</text:p>
          </table:table-cell>
          <table:table-cell office:value-type="string" office:string-value="257.8" calcext:value-type="string">
            <text:p>257.8</text:p>
          </table:table-cell>
          <table:table-cell office:value-type="string" office:string-value="0.1371" calcext:value-type="string">
            <text:p>0.1371</text:p>
          </table:table-cell>
          <table:table-cell office:value-type="string" office:string-value="0.1225" calcext:value-type="string">
            <text:p>0.1225</text:p>
          </table:table-cell>
          <table:table-cell office:value-type="string" office:string-value="0.03332" calcext:value-type="string">
            <text:p>0.03332</text:p>
          </table:table-cell>
          <table:table-cell office:value-type="string" office:string-value="0.02421" calcext:value-type="string">
            <text:p>0.02421</text:p>
          </table:table-cell>
          <table:table-cell office:value-type="string" office:string-value="0.2197" calcext:value-type="string">
            <text:p>0.2197</text:p>
          </table:table-cell>
          <table:table-cell office:value-type="string" office:string-value="0.07696" calcext:value-type="string">
            <text:p>0.07696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2.62" calcext:value-type="string">
            <text:p>12.62</text:p>
          </table:table-cell>
          <table:table-cell office:value-type="string" office:string-value="17.15" calcext:value-type="string">
            <text:p>17.15</text:p>
          </table:table-cell>
          <table:table-cell office:value-type="string" office:string-value="80.62" calcext:value-type="string">
            <text:p>80.62</text:p>
          </table:table-cell>
          <table:table-cell office:value-type="string" office:string-value="492.9" calcext:value-type="string">
            <text:p>492.9</text:p>
          </table:table-cell>
          <table:table-cell office:value-type="string" office:string-value="0.08583" calcext:value-type="string">
            <text:p>0.08583</text:p>
          </table:table-cell>
          <table:table-cell office:value-type="string" office:string-value="0.0543" calcext:value-type="string">
            <text:p>0.0543</text:p>
          </table:table-cell>
          <table:table-cell office:value-type="string" office:string-value="0.02966" calcext:value-type="string">
            <text:p>0.02966</text:p>
          </table:table-cell>
          <table:table-cell office:value-type="string" office:string-value="0.02272" calcext:value-type="string">
            <text:p>0.02272</text:p>
          </table:table-cell>
          <table:table-cell office:value-type="string" office:string-value="0.1799" calcext:value-type="string">
            <text:p>0.1799</text:p>
          </table:table-cell>
          <table:table-cell office:value-type="string" office:string-value="0.05826" calcext:value-type="string">
            <text:p>0.05826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9.21" calcext:value-type="string">
            <text:p>19.21</text:p>
          </table:table-cell>
          <table:table-cell office:value-type="string" office:string-value="18.57" calcext:value-type="string">
            <text:p>18.57</text:p>
          </table:table-cell>
          <table:table-cell office:value-type="string" office:string-value="125.5" calcext:value-type="string">
            <text:p>125.5</text:p>
          </table:table-cell>
          <table:table-cell office:value-type="string" office:string-value="1152" calcext:value-type="string">
            <text:p>1152</text:p>
          </table:table-cell>
          <table:table-cell office:value-type="string" office:string-value="0.1053" calcext:value-type="string">
            <text:p>0.1053</text:p>
          </table:table-cell>
          <table:table-cell office:value-type="string" office:string-value="0.1267" calcext:value-type="string">
            <text:p>0.1267</text:p>
          </table:table-cell>
          <table:table-cell office:value-type="string" office:string-value="0.1323" calcext:value-type="string">
            <text:p>0.1323</text:p>
          </table:table-cell>
          <table:table-cell office:value-type="string" office:string-value="0.08994" calcext:value-type="string">
            <text:p>0.08994</text:p>
          </table:table-cell>
          <table:table-cell office:value-type="string" office:string-value="0.1917" calcext:value-type="string">
            <text:p>0.1917</text:p>
          </table:table-cell>
          <table:table-cell office:value-type="string" office:string-value="0.05961" calcext:value-type="string">
            <text:p>0.05961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M" calcext:value-type="string">
            <text:p>M</text:p>
          </table:table-cell>
          <table:table-cell table:style-name="ce27"/>
        </table:table-row>
        <table:table-row table:style-name="ro5">
          <table:table-cell office:value-type="string" office:string-value="10.26" calcext:value-type="string">
            <text:p>10.26</text:p>
          </table:table-cell>
          <table:table-cell office:value-type="string" office:string-value="12.22" calcext:value-type="string">
            <text:p>12.22</text:p>
          </table:table-cell>
          <table:table-cell office:value-type="string" office:string-value="65.75" calcext:value-type="string">
            <text:p>65.75</text:p>
          </table:table-cell>
          <table:table-cell office:value-type="string" office:string-value="321.6" calcext:value-type="string">
            <text:p>321.6</text:p>
          </table:table-cell>
          <table:table-cell office:value-type="string" office:string-value="0.09996" calcext:value-type="string">
            <text:p>0.09996</text:p>
          </table:table-cell>
          <table:table-cell office:value-type="string" office:string-value="0.07542" calcext:value-type="string">
            <text:p>0.07542</text:p>
          </table:table-cell>
          <table:table-cell office:value-type="string" office:string-value="0.01923" calcext:value-type="string">
            <text:p>0.01923</text:p>
          </table:table-cell>
          <table:table-cell office:value-type="string" office:string-value="0.01968" calcext:value-type="string">
            <text:p>0.01968</text:p>
          </table:table-cell>
          <table:table-cell office:value-type="string" office:string-value="0.18" calcext:value-type="string">
            <text:p>0.18</text:p>
          </table:table-cell>
          <table:table-cell office:value-type="string" office:string-value="0.06569" calcext:value-type="string">
            <text:p>0.06569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9.787" calcext:value-type="string">
            <text:p>9.787</text:p>
          </table:table-cell>
          <table:table-cell office:value-type="string" office:string-value="19.94" calcext:value-type="string">
            <text:p>19.94</text:p>
          </table:table-cell>
          <table:table-cell office:value-type="string" office:string-value="62.11" calcext:value-type="string">
            <text:p>62.11</text:p>
          </table:table-cell>
          <table:table-cell office:value-type="string" office:string-value="294.5" calcext:value-type="string">
            <text:p>294.5</text:p>
          </table:table-cell>
          <table:table-cell office:value-type="string" office:string-value="0.1024" calcext:value-type="string">
            <text:p>0.1024</text:p>
          </table:table-cell>
          <table:table-cell office:value-type="string" office:string-value="0.05301" calcext:value-type="string">
            <text:p>0.05301</text:p>
          </table:table-cell>
          <table:table-cell office:value-type="string" office:string-value="0.006829" calcext:value-type="string">
            <text:p>0.006829</text:p>
          </table:table-cell>
          <table:table-cell office:value-type="string" office:string-value="0.007937" calcext:value-type="string">
            <text:p>0.007937</text:p>
          </table:table-cell>
          <table:table-cell office:value-type="string" office:string-value="0.135" calcext:value-type="string">
            <text:p>0.135</text:p>
          </table:table-cell>
          <table:table-cell office:value-type="string" office:string-value="0.0689" calcext:value-type="string">
            <text:p>0.0689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1.9" calcext:value-type="string">
            <text:p>11.9</text:p>
          </table:table-cell>
          <table:table-cell office:value-type="string" office:string-value="14.65" calcext:value-type="string">
            <text:p>14.65</text:p>
          </table:table-cell>
          <table:table-cell office:value-type="string" office:string-value="78.11" calcext:value-type="string">
            <text:p>78.11</text:p>
          </table:table-cell>
          <table:table-cell office:value-type="string" office:string-value="432.8" calcext:value-type="string">
            <text:p>432.8</text:p>
          </table:table-cell>
          <table:table-cell office:value-type="string" office:string-value="0.1152" calcext:value-type="string">
            <text:p>0.1152</text:p>
          </table:table-cell>
          <table:table-cell office:value-type="string" office:string-value="0.1296" calcext:value-type="string">
            <text:p>0.1296</text:p>
          </table:table-cell>
          <table:table-cell office:value-type="string" office:string-value="0.0371" calcext:value-type="string">
            <text:p>0.0371</text:p>
          </table:table-cell>
          <table:table-cell office:value-type="string" office:string-value="0.03003" calcext:value-type="string">
            <text:p>0.03003</text:p>
          </table:table-cell>
          <table:table-cell office:value-type="string" office:string-value="0.1995" calcext:value-type="string">
            <text:p>0.1995</text:p>
          </table:table-cell>
          <table:table-cell office:value-type="string" office:string-value="0.07839" calcext:value-type="string">
            <text:p>0.07839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9.777" calcext:value-type="string">
            <text:p>9.777</text:p>
          </table:table-cell>
          <table:table-cell office:value-type="string" office:string-value="16.99" calcext:value-type="string">
            <text:p>16.99</text:p>
          </table:table-cell>
          <table:table-cell office:value-type="string" office:string-value="62.5" calcext:value-type="string">
            <text:p>62.5</text:p>
          </table:table-cell>
          <table:table-cell office:value-type="string" office:string-value="290.2" calcext:value-type="string">
            <text:p>290.2</text:p>
          </table:table-cell>
          <table:table-cell office:value-type="string" office:string-value="0.1037" calcext:value-type="string">
            <text:p>0.1037</text:p>
          </table:table-cell>
          <table:table-cell office:value-type="string" office:string-value="0.08404" calcext:value-type="string">
            <text:p>0.08404</text:p>
          </table:table-cell>
          <table:table-cell office:value-type="string" office:string-value="0.04334" calcext:value-type="string">
            <text:p>0.04334</text:p>
          </table:table-cell>
          <table:table-cell office:value-type="string" office:string-value="0.01778" calcext:value-type="string">
            <text:p>0.01778</text:p>
          </table:table-cell>
          <table:table-cell office:value-type="string" office:string-value="0.1584" calcext:value-type="string">
            <text:p>0.1584</text:p>
          </table:table-cell>
          <table:table-cell office:value-type="string" office:string-value="0.07065" calcext:value-type="string">
            <text:p>0.07065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8.618" calcext:value-type="string">
            <text:p>8.618</text:p>
          </table:table-cell>
          <table:table-cell office:value-type="string" office:string-value="11.79" calcext:value-type="string">
            <text:p>11.79</text:p>
          </table:table-cell>
          <table:table-cell office:value-type="string" office:string-value="54.34" calcext:value-type="string">
            <text:p>54.34</text:p>
          </table:table-cell>
          <table:table-cell office:value-type="string" office:string-value="224.5" calcext:value-type="string">
            <text:p>224.5</text:p>
          </table:table-cell>
          <table:table-cell office:value-type="string" office:string-value="0.09752" calcext:value-type="string">
            <text:p>0.09752</text:p>
          </table:table-cell>
          <table:table-cell office:value-type="string" office:string-value="0.05272" calcext:value-type="string">
            <text:p>0.05272</text:p>
          </table:table-cell>
          <table:table-cell office:value-type="string" office:string-value="0.02061" calcext:value-type="string">
            <text:p>0.02061</text:p>
          </table:table-cell>
          <table:table-cell office:value-type="string" office:string-value="0.007799" calcext:value-type="string">
            <text:p>0.007799</text:p>
          </table:table-cell>
          <table:table-cell office:value-type="string" office:string-value="0.1683" calcext:value-type="string">
            <text:p>0.1683</text:p>
          </table:table-cell>
          <table:table-cell office:value-type="string" office:string-value="0.07187" calcext:value-type="string">
            <text:p>0.07187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9.567" calcext:value-type="string">
            <text:p>9.567</text:p>
          </table:table-cell>
          <table:table-cell office:value-type="string" office:string-value="15.91" calcext:value-type="string">
            <text:p>15.91</text:p>
          </table:table-cell>
          <table:table-cell office:value-type="string" office:string-value="60.21" calcext:value-type="string">
            <text:p>60.21</text:p>
          </table:table-cell>
          <table:table-cell office:value-type="string" office:string-value="279.6" calcext:value-type="string">
            <text:p>279.6</text:p>
          </table:table-cell>
          <table:table-cell office:value-type="string" office:string-value="0.08464" calcext:value-type="string">
            <text:p>0.08464</text:p>
          </table:table-cell>
          <table:table-cell office:value-type="string" office:string-value="0.04087" calcext:value-type="string">
            <text:p>0.04087</text:p>
          </table:table-cell>
          <table:table-cell office:value-type="string" office:string-value="0.01652" calcext:value-type="string">
            <text:p>0.01652</text:p>
          </table:table-cell>
          <table:table-cell office:value-type="string" office:string-value="0.01667" calcext:value-type="string">
            <text:p>0.01667</text:p>
          </table:table-cell>
          <table:table-cell office:value-type="string" office:string-value="0.1551" calcext:value-type="string">
            <text:p>0.1551</text:p>
          </table:table-cell>
          <table:table-cell office:value-type="string" office:string-value="0.06403" calcext:value-type="string">
            <text:p>0.06403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office:value-type="string" office:string-value="15.19" calcext:value-type="string">
            <text:p>15.19</text:p>
          </table:table-cell>
          <table:table-cell office:value-type="string" office:string-value="13.21" calcext:value-type="string">
            <text:p>13.21</text:p>
          </table:table-cell>
          <table:table-cell office:value-type="string" office:string-value="97.65" calcext:value-type="string">
            <text:p>97.65</text:p>
          </table:table-cell>
          <table:table-cell office:value-type="string" office:string-value="711.8" calcext:value-type="string">
            <text:p>711.8</text:p>
          </table:table-cell>
          <table:table-cell office:value-type="string" office:string-value="0.07963" calcext:value-type="string">
            <text:p>0.07963</text:p>
          </table:table-cell>
          <table:table-cell office:value-type="string" office:string-value="0.06934" calcext:value-type="string">
            <text:p>0.06934</text:p>
          </table:table-cell>
          <table:table-cell office:value-type="string" office:string-value="0.03393" calcext:value-type="string">
            <text:p>0.03393</text:p>
          </table:table-cell>
          <table:table-cell office:value-type="string" office:string-value="0.02657" calcext:value-type="string">
            <text:p>0.02657</text:p>
          </table:table-cell>
          <table:table-cell office:value-type="string" office:string-value="0.1721" calcext:value-type="string">
            <text:p>0.1721</text:p>
          </table:table-cell>
          <table:table-cell office:value-type="string" office:string-value="0.05544" calcext:value-type="string">
            <text:p>0.05544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B" calcext:value-type="string">
            <text:p>B</text:p>
          </table:table-cell>
          <table:table-cell table:style-name="ce27"/>
        </table:table-row>
        <table:table-row table:style-name="ro5">
          <table:table-cell table:number-columns-repeated="12"/>
          <table:table-cell table:style-name="ce27"/>
        </table:table-row>
        <table:table-row table:style-name="ro5" table:number-rows-repeated="2">
          <table:table-cell table:number-columns-repeated="13"/>
        </table:table-row>
        <table:table-row table:style-name="ro9">
          <table:table-cell table:style-name="ce22" office:value-type="string" calcext:value-type="string">
            <text:p>Classifier</text:p>
          </table:table-cell>
          <table:table-cell office:value-type="string" calcext:value-type="string">
            <text:p>weka.classifiers.functions.LinearRegression</text:p>
          </table:table-cell>
          <table:table-cell table:number-columns-repeated="2"/>
          <table:table-cell table:formula="of:=INFO.OBBA.OBBA.OBMAKE(&quot;lr&quot;;&quot;String&quot;;[.B132])" office:value-type="string" office:string-value="lr &#10;[7404]" calcext:value-type="string">
            <text:p>lr </text:p>
            <text:p>[7404]</text:p>
          </table:table-cell>
          <table:table-cell table:number-columns-repeated="8"/>
        </table:table-row>
        <table:table-row table:style-name="ro8">
          <table:table-cell table:style-name="ce22" office:value-type="string" calcext:value-type="string">
            <text:p>CustomObj</text:p>
          </table:table-cell>
          <table:table-cell table:style-name="ce26" table:formula="of:=INFO.OBBA.OBBA.OBMAKE(&quot;customObj2&quot;;&quot;it.unica.pr2.progetto2015.g48958_49008.Custom&quot;)" office:value-type="string" office:string-value="customObj2 &#10;[7405]" calcext:value-type="string">
            <text:p>customObj2 </text:p>
            <text:p>[7405]</text:p>
          </table:table-cell>
          <table:table-cell table:number-columns-repeated="11"/>
        </table:table-row>
        <table:table-row table:style-name="ro14">
          <table:table-cell table:number-columns-repeated="13"/>
        </table:table-row>
        <table:table-row table:style-name="ro7">
          <table:table-cell table:formula="of:=INFO.OBBA.OBBA.OBMAKE(&quot;trainingSet&quot;;&quot;String[][]&quot;;[.A137:.C157])" office:value-type="string" office:string-value="trainingSet &#10;[7406]" calcext:value-type="string">
            <text:p>trainingSet </text:p>
            <text:p>[7406]</text:p>
          </table:table-cell>
          <table:table-cell table:formula="of:=INFO.OBBA.OBBA.OBMAKE(&quot;testSet&quot;;&quot;String[][]&quot;;[.E138:.F147])" office:value-type="string" office:string-value="testSet &#10;[7407]" calcext:value-type="string">
            <text:p>testSet </text:p>
            <text:p>[7407]</text:p>
          </table:table-cell>
          <table:table-cell table:formula="of:=INFO.OBBA.OBBA.OBCALL(&quot;linearRegressionValues&quot;;[.B133];&quot;execute&quot;;[.E132];[.A135];[.B135])" office:value-type="string" office:string-value="linearRegressionValues &#10;[7408]" calcext:value-type="string">
            <text:p>linearRegressionValues </text:p>
            <text:p>[7408]</text:p>
          </table:table-cell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style-name="ce22" office:value-type="string" calcext:value-type="string">
            <text:p>X1</text:p>
          </table:table-cell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3</text:p>
          </table:table-cell>
          <table:table-cell/>
          <table:table-cell table:style-name="ce22" office:value-type="string" calcext:value-type="string">
            <text:p>X1</text:p>
          </table:table-cell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3 (Gold)</text:p>
          </table:table-cell>
          <table:table-cell table:style-name="ce22" office:value-type="string" calcext:value-type="string">
            <text:p>X3 (Prediction)</text:p>
          </table:table-cell>
          <table:table-cell table:number-columns-repeated="5"/>
        </table:table-row>
        <table:table-row table:style-name="ro5">
          <table:table-cell table:style-name="ce19" office:value-type="float" office:value="181.27" calcext:value-type="float">
            <text:p>181.27</text:p>
          </table:table-cell>
          <table:table-cell table:style-name="ce19" office:value-type="float" office:value="57.72" calcext:value-type="float">
            <text:p>57.72</text:p>
          </table:table-cell>
          <table:table-cell table:style-name="ce19" office:value-type="float" office:value="302.97" calcext:value-type="float">
            <text:p>302.97</text:p>
          </table:table-cell>
          <table:table-cell/>
          <table:table-cell table:style-name="ce19" office:value-type="float" office:value="179.61" calcext:value-type="float">
            <text:p>179.61</text:p>
          </table:table-cell>
          <table:table-cell table:style-name="ce19" office:value-type="float" office:value="82.91" calcext:value-type="float">
            <text:p>82.91</text:p>
          </table:table-cell>
          <table:table-cell table:style-name="ce19" office:value-type="float" office:value="285.51" calcext:value-type="float">
            <text:p>285.51</text:p>
          </table:table-cell>
          <table:table-cell table:style-name="ce25" table:number-matrix-columns-spanned="1" table:number-matrix-rows-spanned="10" table:formula="of:=INFO.OBBA.OBBA.OBGET([.C135])" office:value-type="string" office:string-value="286.8874613155269" calcext:value-type="string">
            <text:p>286.8874613155269</text:p>
          </table:table-cell>
          <table:table-cell table:number-columns-repeated="5"/>
        </table:table-row>
        <table:table-row table:style-name="ro5">
          <table:table-cell table:style-name="ce19" office:value-type="float" office:value="177.35" calcext:value-type="float">
            <text:p>177.35</text:p>
          </table:table-cell>
          <table:table-cell table:style-name="ce19" office:value-type="float" office:value="60.83" calcext:value-type="float">
            <text:p>60.83</text:p>
          </table:table-cell>
          <table:table-cell table:style-name="ce19" office:value-type="float" office:value="304.33" calcext:value-type="float">
            <text:p>304.33</text:p>
          </table:table-cell>
          <table:table-cell/>
          <table:table-cell table:style-name="ce19" office:value-type="float" office:value="108.92" calcext:value-type="float">
            <text:p>108.92</text:p>
          </table:table-cell>
          <table:table-cell table:style-name="ce19" office:value-type="float" office:value="67.82" calcext:value-type="float">
            <text:p>67.82</text:p>
          </table:table-cell>
          <table:table-cell table:style-name="ce19" office:value-type="float" office:value="326.88" calcext:value-type="float">
            <text:p>326.88</text:p>
          </table:table-cell>
          <table:table-cell table:style-name="ce25" office:value-type="string" office:string-value="325.50496348249993" calcext:value-type="string">
            <text:p>325.50496348249993</text:p>
          </table:table-cell>
          <table:table-cell table:number-columns-repeated="5"/>
        </table:table-row>
        <table:table-row table:style-name="ro5">
          <table:table-cell table:style-name="ce19" office:value-type="float" office:value="184.74" calcext:value-type="float">
            <text:p>184.74</text:p>
          </table:table-cell>
          <table:table-cell table:style-name="ce19" office:value-type="float" office:value="68.36" calcext:value-type="float">
            <text:p>68.36</text:p>
          </table:table-cell>
          <table:table-cell table:style-name="ce19" office:value-type="float" office:value="291.42" calcext:value-type="float">
            <text:p>291.42</text:p>
          </table:table-cell>
          <table:table-cell/>
          <table:table-cell table:style-name="ce19" office:value-type="float" office:value="194.78" calcext:value-type="float">
            <text:p>194.78</text:p>
          </table:table-cell>
          <table:table-cell table:style-name="ce19" office:value-type="float" office:value="50.67" calcext:value-type="float">
            <text:p>50.67</text:p>
          </table:table-cell>
          <table:table-cell table:style-name="ce19" office:value-type="float" office:value="301.96" calcext:value-type="float">
            <text:p>301.96</text:p>
          </table:table-cell>
          <table:table-cell table:style-name="ce25" office:value-type="string" office:string-value="302.408177427621" calcext:value-type="string">
            <text:p>302.408177427621</text:p>
          </table:table-cell>
          <table:table-cell table:number-columns-repeated="5"/>
        </table:table-row>
        <table:table-row table:style-name="ro5">
          <table:table-cell table:style-name="ce19" office:value-type="float" office:value="105.11" calcext:value-type="float">
            <text:p>105.11</text:p>
          </table:table-cell>
          <table:table-cell table:style-name="ce19" office:value-type="float" office:value="68.12" calcext:value-type="float">
            <text:p>68.12</text:p>
          </table:table-cell>
          <table:table-cell table:style-name="ce19" office:value-type="float" office:value="327.5" calcext:value-type="float">
            <text:p>327.5</text:p>
          </table:table-cell>
          <table:table-cell/>
          <table:table-cell table:style-name="ce19" office:value-type="float" office:value="121.32" calcext:value-type="float">
            <text:p>121.32</text:p>
          </table:table-cell>
          <table:table-cell table:style-name="ce19" office:value-type="float" office:value="72.73" calcext:value-type="float">
            <text:p>72.73</text:p>
          </table:table-cell>
          <table:table-cell table:style-name="ce19" office:value-type="float" office:value="319.54" calcext:value-type="float">
            <text:p>319.54</text:p>
          </table:table-cell>
          <table:table-cell table:style-name="ce25" office:value-type="string" office:string-value="317.21231344326986" calcext:value-type="string">
            <text:p>317.21231344326986</text:p>
          </table:table-cell>
          <table:table-cell table:number-columns-repeated="5"/>
        </table:table-row>
        <table:table-row table:style-name="ro5">
          <table:table-cell table:style-name="ce19" office:value-type="float" office:value="130.18" calcext:value-type="float">
            <text:p>130.18</text:p>
          </table:table-cell>
          <table:table-cell table:style-name="ce19" office:value-type="float" office:value="60.68" calcext:value-type="float">
            <text:p>60.68</text:p>
          </table:table-cell>
          <table:table-cell table:style-name="ce19" office:value-type="float" office:value="322.17" calcext:value-type="float">
            <text:p>322.17</text:p>
          </table:table-cell>
          <table:table-cell/>
          <table:table-cell table:style-name="ce19" office:value-type="float" office:value="178.37" calcext:value-type="float">
            <text:p>178.37</text:p>
          </table:table-cell>
          <table:table-cell table:style-name="ce19" office:value-type="float" office:value="62.48" calcext:value-type="float">
            <text:p>62.48</text:p>
          </table:table-cell>
          <table:table-cell table:style-name="ce19" office:value-type="float" office:value="299.09" calcext:value-type="float">
            <text:p>299.09</text:p>
          </table:table-cell>
          <table:table-cell table:style-name="ce25" office:value-type="string" office:string-value="301.09694942979354" calcext:value-type="string">
            <text:p>301.09694942979354</text:p>
          </table:table-cell>
          <table:table-cell table:number-columns-repeated="5"/>
        </table:table-row>
        <table:table-row table:style-name="ro5">
          <table:table-cell table:style-name="ce19" office:value-type="float" office:value="129.06" calcext:value-type="float">
            <text:p>129.06</text:p>
          </table:table-cell>
          <table:table-cell table:style-name="ce19" office:value-type="float" office:value="94.63" calcext:value-type="float">
            <text:p>94.63</text:p>
          </table:table-cell>
          <table:table-cell table:style-name="ce19" office:value-type="float" office:value="297.75" calcext:value-type="float">
            <text:p>297.75</text:p>
          </table:table-cell>
          <table:table-cell/>
          <table:table-cell table:style-name="ce19" office:value-type="float" office:value="117.77" calcext:value-type="float">
            <text:p>117.77</text:p>
          </table:table-cell>
          <table:table-cell table:style-name="ce19" office:value-type="float" office:value="70.41" calcext:value-type="float">
            <text:p>70.41</text:p>
          </table:table-cell>
          <table:table-cell table:style-name="ce19" office:value-type="float" office:value="319.33" calcext:value-type="float">
            <text:p>319.33</text:p>
          </table:table-cell>
          <table:table-cell table:style-name="ce25" office:value-type="string" office:string-value="320.1999768607774" calcext:value-type="string">
            <text:p>320.1999768607774</text:p>
          </table:table-cell>
          <table:table-cell table:number-columns-repeated="5"/>
        </table:table-row>
        <table:table-row table:style-name="ro5">
          <table:table-cell table:style-name="ce19" office:value-type="float" office:value="131.12" calcext:value-type="float">
            <text:p>131.12</text:p>
          </table:table-cell>
          <table:table-cell table:style-name="ce19" office:value-type="float" office:value="91.24" calcext:value-type="float">
            <text:p>91.24</text:p>
          </table:table-cell>
          <table:table-cell table:style-name="ce19" office:value-type="float" office:value="303.3" calcext:value-type="float">
            <text:p>303.3</text:p>
          </table:table-cell>
          <table:table-cell/>
          <table:table-cell table:style-name="ce19" office:value-type="float" office:value="115.84" calcext:value-type="float">
            <text:p>115.84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327.4" calcext:value-type="float">
            <text:p>327.4</text:p>
          </table:table-cell>
          <table:table-cell table:style-name="ce25" office:value-type="string" office:string-value="326.62145016242675" calcext:value-type="string">
            <text:p>326.62145016242675</text:p>
          </table:table-cell>
          <table:table-cell table:number-columns-repeated="5"/>
        </table:table-row>
        <table:table-row table:style-name="ro5">
          <table:table-cell table:style-name="ce19" office:value-type="float" office:value="182.97" calcext:value-type="float">
            <text:p>182.97</text:p>
          </table:table-cell>
          <table:table-cell table:style-name="ce19" office:value-type="float" office:value="91.73" calcext:value-type="float">
            <text:p>91.73</text:p>
          </table:table-cell>
          <table:table-cell table:style-name="ce19" office:value-type="float" office:value="279.87" calcext:value-type="float">
            <text:p>279.87</text:p>
          </table:table-cell>
          <table:table-cell/>
          <table:table-cell table:style-name="ce19" office:value-type="float" office:value="174.77" calcext:value-type="float">
            <text:p>174.77</text:p>
          </table:table-cell>
          <table:table-cell table:style-name="ce19" office:value-type="float" office:value="87.22" calcext:value-type="float">
            <text:p>87.22</text:p>
          </table:table-cell>
          <table:table-cell table:style-name="ce19" office:value-type="float" office:value="288.87" calcext:value-type="float">
            <text:p>288.87</text:p>
          </table:table-cell>
          <table:table-cell table:style-name="ce25" office:value-type="string" office:string-value="285.94593880010984" calcext:value-type="string">
            <text:p>285.94593880010984</text:p>
          </table:table-cell>
          <table:table-cell table:number-columns-repeated="5"/>
        </table:table-row>
        <table:table-row table:style-name="ro5">
          <table:table-cell table:style-name="ce19" office:value-type="float" office:value="170.14" calcext:value-type="float">
            <text:p>170.14</text:p>
          </table:table-cell>
          <table:table-cell table:style-name="ce19" office:value-type="float" office:value="86.93" calcext:value-type="float">
            <text:p>86.93</text:p>
          </table:table-cell>
          <table:table-cell table:style-name="ce19" office:value-type="float" office:value="289.06" calcext:value-type="float">
            <text:p>289.06</text:p>
          </table:table-cell>
          <table:table-cell/>
          <table:table-cell table:style-name="ce19" office:value-type="float" office:value="125.34" calcext:value-type="float">
            <text:p>125.34</text:p>
          </table:table-cell>
          <table:table-cell table:style-name="ce19" office:value-type="float" office:value="98.54" calcext:value-type="float">
            <text:p>98.54</text:p>
          </table:table-cell>
          <table:table-cell table:style-name="ce19" office:value-type="float" office:value="297.21" calcext:value-type="float">
            <text:p>297.21</text:p>
          </table:table-cell>
          <table:table-cell table:style-name="ce25" office:value-type="string" office:string-value="298.27206930816703" calcext:value-type="string">
            <text:p>298.27206930816703</text:p>
          </table:table-cell>
          <table:table-cell table:number-columns-repeated="5"/>
        </table:table-row>
        <table:table-row table:style-name="ro5">
          <table:table-cell table:style-name="ce19" office:value-type="float" office:value="103.44" calcext:value-type="float">
            <text:p>103.44</text:p>
          </table:table-cell>
          <table:table-cell table:style-name="ce19" office:value-type="float" office:value="91.09" calcext:value-type="float">
            <text:p>91.09</text:p>
          </table:table-cell>
          <table:table-cell table:style-name="ce19" office:value-type="float" office:value="310.69" calcext:value-type="float">
            <text:p>310.69</text:p>
          </table:table-cell>
          <table:table-cell/>
          <table:table-cell table:style-name="ce19" office:value-type="float" office:value="189.58" calcext:value-type="float">
            <text:p>189.58</text:p>
          </table:table-cell>
          <table:table-cell table:style-name="ce19" office:value-type="float" office:value="93.69" calcext:value-type="float">
            <text:p>93.69</text:p>
          </table:table-cell>
          <table:table-cell table:style-name="ce19" office:value-type="float" office:value="276.02" calcext:value-type="float">
            <text:p>276.02</text:p>
          </table:table-cell>
          <table:table-cell table:style-name="ce25" office:value-type="string" office:string-value="275.63510043500156" calcext:value-type="string">
            <text:p>275.63510043500156</text:p>
          </table:table-cell>
          <table:table-cell table:number-columns-repeated="5"/>
        </table:table-row>
        <table:table-row table:style-name="ro5">
          <table:table-cell table:style-name="ce19" office:value-type="float" office:value="108.33" calcext:value-type="float">
            <text:p>108.33</text:p>
          </table:table-cell>
          <table:table-cell table:style-name="ce19" office:value-type="float" office:value="55.26" calcext:value-type="float">
            <text:p>55.26</text:p>
          </table:table-cell>
          <table:table-cell table:style-name="ce19" office:value-type="float" office:value="332.41" calcext:value-type="float">
            <text:p>332.41</text:p>
          </table:table-cell>
          <table:table-cell table:number-columns-repeated="10"/>
        </table:table-row>
        <table:table-row table:style-name="ro5">
          <table:table-cell table:style-name="ce19" office:value-type="float" office:value="153.27" calcext:value-type="float">
            <text:p>153.27</text:p>
          </table:table-cell>
          <table:table-cell table:style-name="ce19" office:value-type="float" office:value="85.21" calcext:value-type="float">
            <text:p>85.21</text:p>
          </table:table-cell>
          <table:table-cell table:style-name="ce19" office:value-type="float" office:value="295.91" calcext:value-type="float">
            <text:p>295.91</text:p>
          </table:table-cell>
          <table:table-cell table:number-columns-repeated="10"/>
        </table:table-row>
        <table:table-row table:style-name="ro5">
          <table:table-cell table:style-name="ce19" office:value-type="float" office:value="174.07" calcext:value-type="float">
            <text:p>174.07</text:p>
          </table:table-cell>
          <table:table-cell table:style-name="ce19" office:value-type="float" office:value="75.39" calcext:value-type="float">
            <text:p>75.39</text:p>
          </table:table-cell>
          <table:table-cell table:style-name="ce19" office:value-type="float" office:value="296.04" calcext:value-type="float">
            <text:p>296.04</text:p>
          </table:table-cell>
          <table:table-cell table:number-columns-repeated="10"/>
        </table:table-row>
        <table:table-row table:style-name="ro5">
          <table:table-cell table:style-name="ce19" office:value-type="float" office:value="194.11" calcext:value-type="float">
            <text:p>194.11</text:p>
          </table:table-cell>
          <table:table-cell table:style-name="ce19" office:value-type="float" office:value="60.55" calcext:value-type="float">
            <text:p>60.55</text:p>
          </table:table-cell>
          <table:table-cell table:style-name="ce19" office:value-type="float" office:value="295.57" calcext:value-type="float">
            <text:p>295.57</text:p>
          </table:table-cell>
          <table:table-cell table:number-columns-repeated="10"/>
        </table:table-row>
        <table:table-row table:style-name="ro5">
          <table:table-cell table:style-name="ce19" office:value-type="float" office:value="133.3" calcext:value-type="float">
            <text:p>133.3</text:p>
          </table:table-cell>
          <table:table-cell table:style-name="ce19" office:value-type="float" office:value="83.15" calcext:value-type="float">
            <text:p>83.15</text:p>
          </table:table-cell>
          <table:table-cell table:style-name="ce19" office:value-type="float" office:value="308.53" calcext:value-type="float">
            <text:p>308.53</text:p>
          </table:table-cell>
          <table:table-cell table:number-columns-repeated="10"/>
        </table:table-row>
        <table:table-row table:style-name="ro5">
          <table:table-cell table:style-name="ce19" office:value-type="float" office:value="150.54" calcext:value-type="float">
            <text:p>150.54</text:p>
          </table:table-cell>
          <table:table-cell table:style-name="ce19" office:value-type="float" office:value="74.52" calcext:value-type="float">
            <text:p>74.52</text:p>
          </table:table-cell>
          <table:table-cell table:style-name="ce19" office:value-type="float" office:value="303.66" calcext:value-type="float">
            <text:p>303.66</text:p>
          </table:table-cell>
          <table:table-cell table:number-columns-repeated="10"/>
        </table:table-row>
        <table:table-row table:style-name="ro5">
          <table:table-cell table:style-name="ce19" office:value-type="float" office:value="174.6" calcext:value-type="float">
            <text:p>174.6</text:p>
          </table:table-cell>
          <table:table-cell table:style-name="ce19" office:value-type="float" office:value="90.41" calcext:value-type="float">
            <text:p>90.41</text:p>
          </table:table-cell>
          <table:table-cell table:style-name="ce19" office:value-type="float" office:value="281.62" calcext:value-type="float">
            <text:p>281.62</text:p>
          </table:table-cell>
          <table:table-cell table:number-columns-repeated="10"/>
        </table:table-row>
        <table:table-row table:style-name="ro5">
          <table:table-cell table:style-name="ce19" office:value-type="float" office:value="186.71" calcext:value-type="float">
            <text:p>186.71</text:p>
          </table:table-cell>
          <table:table-cell table:style-name="ce19" office:value-type="float" office:value="55.95" calcext:value-type="float">
            <text:p>55.95</text:p>
          </table:table-cell>
          <table:table-cell table:style-name="ce19" office:value-type="float" office:value="303.54" calcext:value-type="float">
            <text:p>303.54</text:p>
          </table:table-cell>
          <table:table-cell table:number-columns-repeated="10"/>
        </table:table-row>
        <table:table-row table:style-name="ro5">
          <table:table-cell table:style-name="ce19" office:value-type="float" office:value="179.6" calcext:value-type="float">
            <text:p>179.6</text:p>
          </table:table-cell>
          <table:table-cell table:style-name="ce19" office:value-type="float" office:value="96.31" calcext:value-type="float">
            <text:p>96.31</text:p>
          </table:table-cell>
          <table:table-cell table:style-name="ce19" office:value-type="float" office:value="277.96" calcext:value-type="float">
            <text:p>277.96</text:p>
          </table:table-cell>
          <table:table-cell table:number-columns-repeated="10"/>
        </table:table-row>
        <table:table-row table:style-name="ro5">
          <table:table-cell table:style-name="ce19" office:value-type="float" office:value="162.64" calcext:value-type="float">
            <text:p>162.64</text:p>
          </table:table-cell>
          <table:table-cell table:style-name="ce19" office:value-type="float" office:value="73.41" calcext:value-type="float">
            <text:p>73.41</text:p>
          </table:table-cell>
          <table:table-cell table:style-name="ce19" office:value-type="float" office:value="298.51" calcext:value-type="float">
            <text:p>298.5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124">
      <number:month/>
      <number:text>/</number:text>
      <number:day/>
      <number:text>/</number:text>
      <number:year/>
      <number:text> </number:text>
      <number:hours/>
      <number:text>.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17:24:15.76038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6:17:46.020092596</meta:creation-date>
    <meta:generator>LibreOffice/6.0.3.2$Linux_X86_64 LibreOffice_project/00m0$Build-2</meta:generator>
    <dc:date>2018-06-25T17:28:19.507645883</dc:date>
    <meta:editing-duration>P1DT2H56M17S</meta:editing-duration>
    <meta:editing-cycles>335</meta:editing-cycles>
    <meta:document-statistic meta:table-count="2" meta:cell-count="1322" meta:object-count="0"/>
  </office:meta>
</office:document-meta>
</file>